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ead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eypoints detector</text:p>
          </table:table-cell>
          <table:table-cell table:style-name="ce1"/>
          <table:table-cell office:value-type="string" table:style-name="ce1">
            <text:p>Keypoints descripto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ITOMASI</text:p>
          </table:table-cell>
          <table:table-cell table:style-name="ce1"/>
          <table:table-cell office:value-type="string" table:style-name="ce1">
            <text:p>BRISK</text:p>
          </table:table-cell>
          <table:table-cell table:style-name="ce1"/>
          <table:table-cell office:value-type="string" table:style-name="ce1">
            <text:p>BRIEF</text:p>
          </table:table-cell>
          <table:table-cell table:style-name="ce1"/>
          <table:table-cell office:value-type="string" table:style-name="ce1">
            <text:p>ORB</text:p>
          </table:table-cell>
          <table:table-cell table:style-name="ce1"/>
          <table:table-cell office:value-type="string" table:style-name="ce1">
            <text:p>FREAK</text:p>
          </table:table-cell>
          <table:table-cell table:style-name="ce1"/>
          <table:table-cell office:value-type="string" table:style-name="ce1">
            <text:p>AKAZE</text:p>
          </table:table-cell>
          <table:table-cell table:style-name="ce1"/>
          <table:table-cell office:value-type="string" table:style-name="ce1">
            <text:p>SIF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umber of keypoin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table:number-columns-repeated="1637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2.097700000000003" table:style-name="ce1">
            <text:p>42,0977</text:p>
          </table:table-cell>
          <table:table-cell table:style-name="ce1"/>
          <table:table-cell office:value-type="float" office:value="1.7773399999999999" table:style-name="ce1">
            <text:p>1,77734</text:p>
          </table:table-cell>
          <table:table-cell table:style-name="ce1"/>
          <table:table-cell office:value-type="float" office:value="1.0876600000000001" table:style-name="ce1">
            <text:p>1,08766</text:p>
          </table:table-cell>
          <table:table-cell table:style-name="ce1"/>
          <table:table-cell office:value-type="float" office:value="2.7569499999999998" table:style-name="ce1">
            <text:p>2,75695</text:p>
          </table:table-cell>
          <table:table-cell table:style-name="ce1"/>
          <table:table-cell office:value-type="float" office:value="68.723600000000005" table:style-name="ce1">
            <text:p>68,7236</text:p>
          </table:table-cell>
          <table:table-cell table:number-columns-repeated="3" table:style-name="ce1"/>
          <table:table-cell office:value-type="float" office:value="39.505099999999999" table:style-name="ce1">
            <text:p>39,5051</text:p>
          </table:table-cell>
          <table:table-cell table:number-columns-repeated="1637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6.324100000000001" table:style-name="ce1">
            <text:p>26,3241</text:p>
          </table:table-cell>
          <table:table-cell office:value-type="float" office:value="95" table:style-name="ce1">
            <text:p>95</text:p>
          </table:table-cell>
          <table:table-cell office:value-type="float" office:value="2.6048499999999999" table:style-name="ce1">
            <text:p>2,60485</text:p>
          </table:table-cell>
          <table:table-cell office:value-type="float" office:value="115" table:style-name="ce1">
            <text:p>115</text:p>
          </table:table-cell>
          <table:table-cell office:value-type="float" office:value="4.64839" table:style-name="ce1">
            <text:p>4,64839</text:p>
          </table:table-cell>
          <table:table-cell office:value-type="float" office:value="106" table:style-name="ce1">
            <text:p>106</text:p>
          </table:table-cell>
          <table:table-cell office:value-type="float" office:value="2.2466499999999998" table:style-name="ce1">
            <text:p>2,24665</text:p>
          </table:table-cell>
          <table:table-cell office:value-type="float" office:value="86" table:style-name="ce1">
            <text:p>86</text:p>
          </table:table-cell>
          <table:table-cell office:value-type="float" office:value="61.313699999999997" table:style-name="ce1">
            <text:p>61,3137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office:value-type="float" office:value="29.183700000000002" table:style-name="ce1">
            <text:p>29,1837</text:p>
          </table:table-cell>
          <table:table-cell table:number-columns-repeated="1637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7.831499999999998" table:style-name="ce1">
            <text:p>27,8315</text:p>
          </table:table-cell>
          <table:table-cell office:value-type="float" office:value="88" table:style-name="ce1">
            <text:p>88</text:p>
          </table:table-cell>
          <table:table-cell office:value-type="float" office:value="2.6976399999999998" table:style-name="ce1">
            <text:p>2,69764</text:p>
          </table:table-cell>
          <table:table-cell office:value-type="float" office:value="111" table:style-name="ce1">
            <text:p>111</text:p>
          </table:table-cell>
          <table:table-cell office:value-type="float" office:value="2.2935300000000001" table:style-name="ce1">
            <text:p>2,29353</text:p>
          </table:table-cell>
          <table:table-cell office:value-type="float" office:value="102" table:style-name="ce1">
            <text:p>102</text:p>
          </table:table-cell>
          <table:table-cell office:value-type="float" office:value="1.59663" table:style-name="ce1">
            <text:p>1,59663</text:p>
          </table:table-cell>
          <table:table-cell office:value-type="float" office:value="90" table:style-name="ce1">
            <text:p>90</text:p>
          </table:table-cell>
          <table:table-cell office:value-type="float" office:value="62.641300000000001" table:style-name="ce1">
            <text:p>62,6413</text:p>
          </table:table-cell>
          <table:table-cell table:number-columns-repeated="2" table:style-name="ce1"/>
          <table:table-cell office:value-type="float" office:value="109" table:style-name="ce1">
            <text:p>109</text:p>
          </table:table-cell>
          <table:table-cell office:value-type="float" office:value="29.455200000000001" table:style-name="ce1">
            <text:p>29,4552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8.64" table:style-name="ce1">
            <text:p>28,64</text:p>
          </table:table-cell>
          <table:table-cell office:value-type="float" office:value="80" table:style-name="ce1">
            <text:p>80</text:p>
          </table:table-cell>
          <table:table-cell office:value-type="float" office:value="2.7334499999999999" table:style-name="ce1">
            <text:p>2,73345</text:p>
          </table:table-cell>
          <table:table-cell office:value-type="float" office:value="104" table:style-name="ce1">
            <text:p>104</text:p>
          </table:table-cell>
          <table:table-cell office:value-type="float" office:value="3.51627" table:style-name="ce1">
            <text:p>3,51627</text:p>
          </table:table-cell>
          <table:table-cell office:value-type="float" office:value="99" table:style-name="ce1">
            <text:p>99</text:p>
          </table:table-cell>
          <table:table-cell office:value-type="float" office:value="1.1491100000000001" table:style-name="ce1">
            <text:p>1,14911</text:p>
          </table:table-cell>
          <table:table-cell office:value-type="float" office:value="86" table:style-name="ce1">
            <text:p>86</text:p>
          </table:table-cell>
          <table:table-cell office:value-type="float" office:value="66.977699999999999" table:style-name="ce1">
            <text:p>66,9777</text:p>
          </table:table-cell>
          <table:table-cell table:number-columns-repeated="2" table:style-name="ce1"/>
          <table:table-cell office:value-type="float" office:value="104" table:style-name="ce1">
            <text:p>104</text:p>
          </table:table-cell>
          <table:table-cell office:value-type="float" office:value="30.159400000000002" table:style-name="ce1">
            <text:p>30,1594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1.817699999999999" table:style-name="ce1">
            <text:p>21,8177</text:p>
          </table:table-cell>
          <table:table-cell office:value-type="float" office:value="90" table:style-name="ce1">
            <text:p>90</text:p>
          </table:table-cell>
          <table:table-cell office:value-type="float" office:value="2.7187999999999999" table:style-name="ce1">
            <text:p>2,7188</text:p>
          </table:table-cell>
          <table:table-cell office:value-type="float" office:value="101" table:style-name="ce1">
            <text:p>101</text:p>
          </table:table-cell>
          <table:table-cell office:value-type="float" office:value="2.8231600000000001" table:style-name="ce1">
            <text:p>2,82316</text:p>
          </table:table-cell>
          <table:table-cell office:value-type="float" office:value="103" table:style-name="ce1">
            <text:p>103</text:p>
          </table:table-cell>
          <table:table-cell office:value-type="float" office:value="1.62849" table:style-name="ce1">
            <text:p>1,62849</text:p>
          </table:table-cell>
          <table:table-cell office:value-type="float" office:value="88" table:style-name="ce1">
            <text:p>88</text:p>
          </table:table-cell>
          <table:table-cell office:value-type="float" office:value="63.218000000000004" table:style-name="ce1">
            <text:p>63,218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2.109000000000002" table:style-name="ce1">
            <text:p>32,109</text:p>
          </table:table-cell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1.398399999999999" table:style-name="ce1">
            <text:p>31,3984</text:p>
          </table:table-cell>
          <table:table-cell office:value-type="float" office:value="82" table:style-name="ce1">
            <text:p>82</text:p>
          </table:table-cell>
          <table:table-cell office:value-type="float" office:value="4.1346299999999996" table:style-name="ce1">
            <text:p>4,13463</text:p>
          </table:table-cell>
          <table:table-cell office:value-type="float" office:value="102" table:style-name="ce1">
            <text:p>102</text:p>
          </table:table-cell>
          <table:table-cell office:value-type="float" office:value="2.4285000000000001" table:style-name="ce1">
            <text:p>2,4285</text:p>
          </table:table-cell>
          <table:table-cell office:value-type="float" office:value="102" table:style-name="ce1">
            <text:p>102</text:p>
          </table:table-cell>
          <table:table-cell office:value-type="float" office:value="2.17841" table:style-name="ce1">
            <text:p>2,17841</text:p>
          </table:table-cell>
          <table:table-cell office:value-type="float" office:value="86" table:style-name="ce1">
            <text:p>86</text:p>
          </table:table-cell>
          <table:table-cell office:value-type="float" office:value="71.86" table:style-name="ce1">
            <text:p>71,86</text:p>
          </table:table-cell>
          <table:table-cell table:number-columns-repeated="2" table:style-name="ce1"/>
          <table:table-cell office:value-type="float" office:value="99" table:style-name="ce1">
            <text:p>99</text:p>
          </table:table-cell>
          <table:table-cell office:value-type="float" office:value="34.887900000000002" table:style-name="ce1">
            <text:p>34,8879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8.693200000000001" table:style-name="ce1">
            <text:p>28,6932</text:p>
          </table:table-cell>
          <table:table-cell office:value-type="float" office:value="79" table:style-name="ce1">
            <text:p>79</text:p>
          </table:table-cell>
          <table:table-cell office:value-type="float" office:value="2.5598900000000002" table:style-name="ce1">
            <text:p>2,55989</text:p>
          </table:table-cell>
          <table:table-cell office:value-type="float" office:value="102" table:style-name="ce1">
            <text:p>102</text:p>
          </table:table-cell>
          <table:table-cell office:value-type="float" office:value="2.8679600000000001" table:style-name="ce1">
            <text:p>2,86796</text:p>
          </table:table-cell>
          <table:table-cell office:value-type="float" office:value="97" table:style-name="ce1">
            <text:p>97</text:p>
          </table:table-cell>
          <table:table-cell office:value-type="float" office:value="1.8567100000000001" table:style-name="ce1">
            <text:p>1,85671</text:p>
          </table:table-cell>
          <table:table-cell office:value-type="float" office:value="80" table:style-name="ce1">
            <text:p>80</text:p>
          </table:table-cell>
          <table:table-cell office:value-type="float" office:value="98.075699999999998" table:style-name="ce1">
            <text:p>98,0757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office:value-type="float" office:value="27.682700000000001" table:style-name="ce1">
            <text:p>27,6827</text:p>
          </table:table-cell>
          <table:table-cell table:number-columns-repeated="1637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2.590599999999998" table:style-name="ce1">
            <text:p>22,5906</text:p>
          </table:table-cell>
          <table:table-cell office:value-type="float" office:value="85" table:style-name="ce1">
            <text:p>85</text:p>
          </table:table-cell>
          <table:table-cell office:value-type="float" office:value="2.6597" table:style-name="ce1">
            <text:p>2,6597</text:p>
          </table:table-cell>
          <table:table-cell office:value-type="float" office:value="100" table:style-name="ce1">
            <text:p>100</text:p>
          </table:table-cell>
          <table:table-cell office:value-type="float" office:value="3.1555599999999999" table:style-name="ce1">
            <text:p>3,15556</text:p>
          </table:table-cell>
          <table:table-cell office:value-type="float" office:value="98" table:style-name="ce1">
            <text:p>98</text:p>
          </table:table-cell>
          <table:table-cell office:value-type="float" office:value="1.99122" table:style-name="ce1">
            <text:p>1,99122</text:p>
          </table:table-cell>
          <table:table-cell office:value-type="float" office:value="81" table:style-name="ce1">
            <text:p>81</text:p>
          </table:table-cell>
          <table:table-cell office:value-type="float" office:value="65.446700000000007" table:style-name="ce1">
            <text:p>65,4467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office:value-type="float" office:value="33.546799999999998" table:style-name="ce1">
            <text:p>33,5468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9.5002" table:style-name="ce1">
            <text:p>19,5002</text:p>
          </table:table-cell>
          <table:table-cell office:value-type="float" office:value="86" table:style-name="ce1">
            <text:p>86</text:p>
          </table:table-cell>
          <table:table-cell office:value-type="float" office:value="2.53776" table:style-name="ce1">
            <text:p>2,53776</text:p>
          </table:table-cell>
          <table:table-cell office:value-type="float" office:value="109" table:style-name="ce1">
            <text:p>109</text:p>
          </table:table-cell>
          <table:table-cell office:value-type="float" office:value="1.95042" table:style-name="ce1">
            <text:p>1,95042</text:p>
          </table:table-cell>
          <table:table-cell office:value-type="float" office:value="104" table:style-name="ce1">
            <text:p>104</text:p>
          </table:table-cell>
          <table:table-cell office:value-type="float" office:value="1.13548" table:style-name="ce1">
            <text:p>1,13548</text:p>
          </table:table-cell>
          <table:table-cell office:value-type="float" office:value="86" table:style-name="ce1">
            <text:p>86</text:p>
          </table:table-cell>
          <table:table-cell office:value-type="float" office:value="68.295100000000005" table:style-name="ce1">
            <text:p>68,2951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25.720199999999998" table:style-name="ce1">
            <text:p>25,7202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3.609000000000002" table:style-name="ce1">
            <text:p>23,609</text:p>
          </table:table-cell>
          <table:table-cell office:value-type="float" office:value="82" table:style-name="ce1">
            <text:p>82</text:p>
          </table:table-cell>
          <table:table-cell office:value-type="float" office:value="2.5226500000000001" table:style-name="ce1">
            <text:p>2,52265</text:p>
          </table:table-cell>
          <table:table-cell office:value-type="float" office:value="100" table:style-name="ce1">
            <text:p>100</text:p>
          </table:table-cell>
          <table:table-cell office:value-type="float" office:value="2.3066" table:style-name="ce1">
            <text:p>2,3066</text:p>
          </table:table-cell>
          <table:table-cell office:value-type="float" office:value="97" table:style-name="ce1">
            <text:p>97</text:p>
          </table:table-cell>
          <table:table-cell office:value-type="float" office:value="1.1438699999999999" table:style-name="ce1">
            <text:p>1,14387</text:p>
          </table:table-cell>
          <table:table-cell office:value-type="float" office:value="85" table:style-name="ce1">
            <text:p>85</text:p>
          </table:table-cell>
          <table:table-cell office:value-type="float" office:value="73.819000000000003" table:style-name="ce1">
            <text:p>73,819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25.083400000000001" table:style-name="ce1">
            <text:p>25,08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RRIS</text:p>
          </table:table-cell>
          <table:table-cell table:style-name="ce1"/>
          <table:table-cell office:value-type="string" table:style-name="ce1">
            <text:p>BRISK</text:p>
          </table:table-cell>
          <table:table-cell table:style-name="ce1"/>
          <table:table-cell office:value-type="string" table:style-name="ce1">
            <text:p>BRIEF</text:p>
          </table:table-cell>
          <table:table-cell table:style-name="ce1"/>
          <table:table-cell office:value-type="string" table:style-name="ce1">
            <text:p>ORB</text:p>
          </table:table-cell>
          <table:table-cell table:style-name="ce1"/>
          <table:table-cell office:value-type="string" table:style-name="ce1">
            <text:p>FREAK</text:p>
          </table:table-cell>
          <table:table-cell table:style-name="ce1"/>
          <table:table-cell office:value-type="string" table:style-name="ce1">
            <text:p>AKAZE</text:p>
          </table:table-cell>
          <table:table-cell table:style-name="ce1"/>
          <table:table-cell office:value-type="string" table:style-name="ce1">
            <text:p>SIF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umber of keypoin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.379200000000001" table:style-name="ce1">
            <text:p>28,3792</text:p>
          </table:table-cell>
          <table:table-cell table:style-name="ce1"/>
          <table:table-cell office:value-type="float" office:value="0.58935499999999996" table:style-name="ce1">
            <text:p>0,589355</text:p>
          </table:table-cell>
          <table:table-cell table:style-name="ce1"/>
          <table:table-cell office:value-type="float" office:value="0.57528999999999997" table:style-name="ce1">
            <text:p>0,57529</text:p>
          </table:table-cell>
          <table:table-cell table:style-name="ce1"/>
          <table:table-cell office:value-type="float" office:value="1.5192399999999999" table:style-name="ce1">
            <text:p>1,51924</text:p>
          </table:table-cell>
          <table:table-cell table:style-name="ce1"/>
          <table:table-cell office:value-type="float" office:value="66.687100000000001" table:style-name="ce1">
            <text:p>66,6871</text:p>
          </table:table-cell>
          <table:table-cell table:number-columns-repeated="3" table:style-name="ce1"/>
          <table:table-cell office:value-type="float" office:value="42.887599999999999" table:style-name="ce1">
            <text:p>42,8876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.6843" table:style-name="ce1">
            <text:p>32,6843</text:p>
          </table:table-cell>
          <table:table-cell office:value-type="float" office:value="12" table:style-name="ce1">
            <text:p>12</text:p>
          </table:table-cell>
          <table:table-cell office:value-type="float" office:value="1.4059299999999999" table:style-name="ce1">
            <text:p>1,40593</text:p>
          </table:table-cell>
          <table:table-cell office:value-type="float" office:value="14" table:style-name="ce1">
            <text:p>14</text:p>
          </table:table-cell>
          <table:table-cell office:value-type="float" office:value="1.9464999999999999" table:style-name="ce1">
            <text:p>1,9465</text:p>
          </table:table-cell>
          <table:table-cell office:value-type="float" office:value="12" table:style-name="ce1">
            <text:p>12</text:p>
          </table:table-cell>
          <table:table-cell office:value-type="float" office:value="1.5389999999999999" table:style-name="ce1">
            <text:p>1,539</text:p>
          </table:table-cell>
          <table:table-cell office:value-type="float" office:value="13" table:style-name="ce1">
            <text:p>13</text:p>
          </table:table-cell>
          <table:table-cell office:value-type="float" office:value="58.146900000000002" table:style-name="ce1">
            <text:p>58,146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6.315300000000001" table:style-name="ce1">
            <text:p>36,3153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.794199999999996" table:style-name="ce1">
            <text:p>32,7942</text:p>
          </table:table-cell>
          <table:table-cell office:value-type="float" office:value="10" table:style-name="ce1">
            <text:p>10</text:p>
          </table:table-cell>
          <table:table-cell office:value-type="float" office:value="2.2098200000000001" table:style-name="ce1">
            <text:p>2,20982</text:p>
          </table:table-cell>
          <table:table-cell office:value-type="float" office:value="11" table:style-name="ce1">
            <text:p>11</text:p>
          </table:table-cell>
          <table:table-cell office:value-type="float" office:value="2.1098499999999998" table:style-name="ce1">
            <text:p>2,10985</text:p>
          </table:table-cell>
          <table:table-cell office:value-type="float" office:value="12" table:style-name="ce1">
            <text:p>12</text:p>
          </table:table-cell>
          <table:table-cell office:value-type="float" office:value="1.5100800000000001" table:style-name="ce1">
            <text:p>1,51008</text:p>
          </table:table-cell>
          <table:table-cell office:value-type="float" office:value="13" table:style-name="ce1">
            <text:p>13</text:p>
          </table:table-cell>
          <table:table-cell office:value-type="float" office:value="63.868299999999998" table:style-name="ce1">
            <text:p>63,868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3.8718" table:style-name="ce1">
            <text:p>43,8718</text:p>
          </table:table-cell>
          <table:table-cell table:number-columns-repeated="1637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.749099999999999" table:style-name="ce1">
            <text:p>30,7491</text:p>
          </table:table-cell>
          <table:table-cell office:value-type="float" office:value="14" table:style-name="ce1">
            <text:p>14</text:p>
          </table:table-cell>
          <table:table-cell office:value-type="float" office:value="1.79599" table:style-name="ce1">
            <text:p>1,79599</text:p>
          </table:table-cell>
          <table:table-cell office:value-type="float" office:value="15" table:style-name="ce1">
            <text:p>15</text:p>
          </table:table-cell>
          <table:table-cell office:value-type="float" office:value="7.12934" table:style-name="ce1">
            <text:p>7,12934</text:p>
          </table:table-cell>
          <table:table-cell office:value-type="float" office:value="15" table:style-name="ce1">
            <text:p>15</text:p>
          </table:table-cell>
          <table:table-cell office:value-type="float" office:value="1.4548099999999999" table:style-name="ce1">
            <text:p>1,45481</text:p>
          </table:table-cell>
          <table:table-cell office:value-type="float" office:value="15" table:style-name="ce1">
            <text:p>15</text:p>
          </table:table-cell>
          <table:table-cell office:value-type="float" office:value="64.77" table:style-name="ce1">
            <text:p>64,7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8.311300000000003" table:style-name="ce1">
            <text:p>38,3113</text:p>
          </table:table-cell>
          <table:table-cell table:number-columns-repeated="1637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.828099999999999" table:style-name="ce1">
            <text:p>33,8281</text:p>
          </table:table-cell>
          <table:table-cell office:value-type="float" office:value="15" table:style-name="ce1">
            <text:p>15</text:p>
          </table:table-cell>
          <table:table-cell office:value-type="float" office:value="1.8652500000000001" table:style-name="ce1">
            <text:p>1,86525</text:p>
          </table:table-cell>
          <table:table-cell office:value-type="float" office:value="20" table:style-name="ce1">
            <text:p>20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8" table:style-name="ce1">
            <text:p>18</text:p>
          </table:table-cell>
          <table:table-cell office:value-type="float" office:value="1.5472900000000001" table:style-name="ce1">
            <text:p>1,54729</text:p>
          </table:table-cell>
          <table:table-cell office:value-type="float" office:value="15" table:style-name="ce1">
            <text:p>15</text:p>
          </table:table-cell>
          <table:table-cell office:value-type="float" office:value="69.526499999999999" table:style-name="ce1">
            <text:p>69,5265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7.756599999999999" table:style-name="ce1">
            <text:p>37,7566</text:p>
          </table:table-cell>
          <table:table-cell table:number-columns-repeated="1637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9.2363" table:style-name="ce1">
            <text:p>59,2363</text:p>
          </table:table-cell>
          <table:table-cell office:value-type="float" office:value="16" table:style-name="ce1">
            <text:p>16</text:p>
          </table:table-cell>
          <table:table-cell office:value-type="float" office:value="1.3416399999999999" table:style-name="ce1">
            <text:p>1,34164</text:p>
          </table:table-cell>
          <table:table-cell office:value-type="float" office:value="24" table:style-name="ce1">
            <text:p>24</text:p>
          </table:table-cell>
          <table:table-cell office:value-type="float" office:value="1.9420200000000001" table:style-name="ce1">
            <text:p>1,94202</text:p>
          </table:table-cell>
          <table:table-cell office:value-type="float" office:value="24" table:style-name="ce1">
            <text:p>24</text:p>
          </table:table-cell>
          <table:table-cell office:value-type="float" office:value="1.5742799999999999" table:style-name="ce1">
            <text:p>1,57428</text:p>
          </table:table-cell>
          <table:table-cell office:value-type="float" office:value="17" table:style-name="ce1">
            <text:p>17</text:p>
          </table:table-cell>
          <table:table-cell office:value-type="float" office:value="70.452399999999997" table:style-name="ce1">
            <text:p>70,452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9.257100000000001" table:style-name="ce1">
            <text:p>39,2571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.650600000000001" table:style-name="ce1">
            <text:p>24,6506</text:p>
          </table:table-cell>
          <table:table-cell office:value-type="float" office:value="16" table:style-name="ce1">
            <text:p>16</text:p>
          </table:table-cell>
          <table:table-cell office:value-type="float" office:value="2.0666799999999999" table:style-name="ce1">
            <text:p>2,06668</text:p>
          </table:table-cell>
          <table:table-cell office:value-type="float" office:value="26" table:style-name="ce1">
            <text:p>26</text:p>
          </table:table-cell>
          <table:table-cell office:value-type="float" office:value="2.2196099999999999" table:style-name="ce1">
            <text:p>2,21961</text:p>
          </table:table-cell>
          <table:table-cell office:value-type="float" office:value="20" table:style-name="ce1">
            <text:p>20</text:p>
          </table:table-cell>
          <table:table-cell office:value-type="float" office:value="2.65238" table:style-name="ce1">
            <text:p>2,65238</text:p>
          </table:table-cell>
          <table:table-cell office:value-type="float" office:value="20" table:style-name="ce1">
            <text:p>20</text:p>
          </table:table-cell>
          <table:table-cell office:value-type="float" office:value="73.858699999999999" table:style-name="ce1">
            <text:p>73,858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3.6676" table:style-name="ce1">
            <text:p>33,6676</text:p>
          </table:table-cell>
          <table:table-cell table:number-columns-repeated="1637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.360999999999997" table:style-name="ce1">
            <text:p>37,361</text:p>
          </table:table-cell>
          <table:table-cell office:value-type="float" office:value="15" table:style-name="ce1">
            <text:p>15</text:p>
          </table:table-cell>
          <table:table-cell office:value-type="float" office:value="1.71834" table:style-name="ce1">
            <text:p>1,71834</text:p>
          </table:table-cell>
          <table:table-cell office:value-type="float" office:value="16" table:style-name="ce1">
            <text:p>16</text:p>
          </table:table-cell>
          <table:table-cell office:value-type="float" office:value="1.8909199999999999" table:style-name="ce1">
            <text:p>1,89092</text:p>
          </table:table-cell>
          <table:table-cell office:value-type="float" office:value="15" table:style-name="ce1">
            <text:p>15</text:p>
          </table:table-cell>
          <table:table-cell office:value-type="float" office:value="1.74979" table:style-name="ce1">
            <text:p>1,74979</text:p>
          </table:table-cell>
          <table:table-cell office:value-type="float" office:value="12" table:style-name="ce1">
            <text:p>12</text:p>
          </table:table-cell>
          <table:table-cell office:value-type="float" office:value="77.996600000000001" table:style-name="ce1">
            <text:p>77,996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0.178899999999999" table:style-name="ce1">
            <text:p>40,1789</text:p>
          </table:table-cell>
          <table:table-cell table:number-columns-repeated="1637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.678599999999999" table:style-name="ce1">
            <text:p>31,6786</text:p>
          </table:table-cell>
          <table:table-cell office:value-type="float" office:value="23" table:style-name="ce1">
            <text:p>23</text:p>
          </table:table-cell>
          <table:table-cell office:value-type="float" office:value="1.6562399999999999" table:style-name="ce1">
            <text:p>1,65624</text:p>
          </table:table-cell>
          <table:table-cell office:value-type="float" office:value="24" table:style-name="ce1">
            <text:p>24</text:p>
          </table:table-cell>
          <table:table-cell office:value-type="float" office:value="2.1383100000000002" table:style-name="ce1">
            <text:p>2,13831</text:p>
          </table:table-cell>
          <table:table-cell office:value-type="float" office:value="24" table:style-name="ce1">
            <text:p>24</text:p>
          </table:table-cell>
          <table:table-cell office:value-type="float" office:value="8.9032199999999992" table:style-name="ce1">
            <text:p>8,90322</text:p>
          </table:table-cell>
          <table:table-cell office:value-type="float" office:value="21" table:style-name="ce1">
            <text:p>21</text:p>
          </table:table-cell>
          <table:table-cell office:value-type="float" office:value="68.305999999999997" table:style-name="ce1">
            <text:p>68,30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2.893000000000001" table:style-name="ce1">
            <text:p>32,893</text:p>
          </table:table-cell>
          <table:table-cell table:number-columns-repeated="1637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.980499999999999" table:style-name="ce1">
            <text:p>42,9805</text:p>
          </table:table-cell>
          <table:table-cell office:value-type="float" office:value="21" table:style-name="ce1">
            <text:p>21</text:p>
          </table:table-cell>
          <table:table-cell office:value-type="float" office:value="1.91658" table:style-name="ce1">
            <text:p>1,91658</text:p>
          </table:table-cell>
          <table:table-cell office:value-type="float" office:value="23" table:style-name="ce1">
            <text:p>23</text:p>
          </table:table-cell>
          <table:table-cell office:value-type="float" office:value="1.98245" table:style-name="ce1">
            <text:p>1,98245</text:p>
          </table:table-cell>
          <table:table-cell office:value-type="float" office:value="22" table:style-name="ce1">
            <text:p>22</text:p>
          </table:table-cell>
          <table:table-cell office:value-type="float" office:value="1.30481" table:style-name="ce1">
            <text:p>1,30481</text:p>
          </table:table-cell>
          <table:table-cell office:value-type="float" office:value="18" table:style-name="ce1">
            <text:p>18</text:p>
          </table:table-cell>
          <table:table-cell office:value-type="float" office:value="76.430000000000007" table:style-name="ce1">
            <text:p>76,4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6.787399999999998" table:style-name="ce1">
            <text:p>36,78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AST</text:p>
          </table:table-cell>
          <table:table-cell table:style-name="ce1"/>
          <table:table-cell office:value-type="string" table:style-name="ce1">
            <text:p>BRISK</text:p>
          </table:table-cell>
          <table:table-cell table:style-name="ce1"/>
          <table:table-cell office:value-type="string" table:style-name="ce1">
            <text:p>BRIEF</text:p>
          </table:table-cell>
          <table:table-cell table:style-name="ce1"/>
          <table:table-cell office:value-type="string" table:style-name="ce1">
            <text:p>ORB</text:p>
          </table:table-cell>
          <table:table-cell table:style-name="ce1"/>
          <table:table-cell office:value-type="string" table:style-name="ce1">
            <text:p>FREAK</text:p>
          </table:table-cell>
          <table:table-cell table:style-name="ce1"/>
          <table:table-cell office:value-type="string" table:style-name="ce1">
            <text:p>AKAZE</text:p>
          </table:table-cell>
          <table:table-cell table:style-name="ce1"/>
          <table:table-cell office:value-type="string" table:style-name="ce1">
            <text:p>SIF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umber of keypoin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table:number-columns-repeated="1637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96328800000000003" table:style-name="ce1">
            <text:p>0,963288</text:p>
          </table:table-cell>
          <table:table-cell table:style-name="ce1"/>
          <table:table-cell office:value-type="float" office:value="2.6231599999999999" table:style-name="ce1">
            <text:p>2,62316</text:p>
          </table:table-cell>
          <table:table-cell table:style-name="ce1"/>
          <table:table-cell office:value-type="float" office:value="3.5286300000000002" table:style-name="ce1">
            <text:p>3,52863</text:p>
          </table:table-cell>
          <table:table-cell table:style-name="ce1"/>
          <table:table-cell office:value-type="float" office:value="1.2891699999999999" table:style-name="ce1">
            <text:p>1,28917</text:p>
          </table:table-cell>
          <table:table-cell table:style-name="ce1"/>
          <table:table-cell office:value-type="float" office:value="50.211199999999998" table:style-name="ce1">
            <text:p>50,2112</text:p>
          </table:table-cell>
          <table:table-cell table:number-columns-repeated="3" table:style-name="ce1"/>
          <table:table-cell office:value-type="float" office:value="33.009900000000002" table:style-name="ce1">
            <text:p>33,0099</text:p>
          </table:table-cell>
          <table:table-cell table:number-columns-repeated="1637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3178099999999999" table:style-name="ce1">
            <text:p>1,31781</text:p>
          </table:table-cell>
          <table:table-cell office:value-type="float" office:value="97" table:style-name="ce1">
            <text:p>97</text:p>
          </table:table-cell>
          <table:table-cell office:value-type="float" office:value="3.0567000000000002" table:style-name="ce1">
            <text:p>3,0567</text:p>
          </table:table-cell>
          <table:table-cell office:value-type="float" office:value="119" table:style-name="ce1">
            <text:p>119</text:p>
          </table:table-cell>
          <table:table-cell office:value-type="float" office:value="2.2741799999999999" table:style-name="ce1">
            <text:p>2,27418</text:p>
          </table:table-cell>
          <table:table-cell office:value-type="float" office:value="118" table:style-name="ce1">
            <text:p>118</text:p>
          </table:table-cell>
          <table:table-cell office:value-type="float" office:value="1.2126300000000001" table:style-name="ce1">
            <text:p>1,21263</text:p>
          </table:table-cell>
          <table:table-cell office:value-type="float" office:value="98" table:style-name="ce1">
            <text:p>98</text:p>
          </table:table-cell>
          <table:table-cell office:value-type="float" office:value="60.936500000000002" table:style-name="ce1">
            <text:p>60,9365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office:value-type="float" office:value="34.598700000000001" table:style-name="ce1">
            <text:p>34,5987</text:p>
          </table:table-cell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321800000000001" table:style-name="ce1">
            <text:p>1,03218</text:p>
          </table:table-cell>
          <table:table-cell office:value-type="float" office:value="104" table:style-name="ce1">
            <text:p>104</text:p>
          </table:table-cell>
          <table:table-cell office:value-type="float" office:value="2.5341100000000001" table:style-name="ce1">
            <text:p>2,53411</text:p>
          </table:table-cell>
          <table:table-cell office:value-type="float" office:value="130" table:style-name="ce1">
            <text:p>130</text:p>
          </table:table-cell>
          <table:table-cell office:value-type="float" office:value="1.9395100000000001" table:style-name="ce1">
            <text:p>1,93951</text:p>
          </table:table-cell>
          <table:table-cell office:value-type="float" office:value="123" table:style-name="ce1">
            <text:p>123</text:p>
          </table:table-cell>
          <table:table-cell office:value-type="float" office:value="0.90252600000000005" table:style-name="ce1">
            <text:p>0,902526</text:p>
          </table:table-cell>
          <table:table-cell office:value-type="float" office:value="99" table:style-name="ce1">
            <text:p>99</text:p>
          </table:table-cell>
          <table:table-cell office:value-type="float" office:value="59.174199999999999" table:style-name="ce1">
            <text:p>59,1742</text:p>
          </table:table-cell>
          <table:table-cell table:number-columns-repeated="2" table:style-name="ce1"/>
          <table:table-cell office:value-type="float" office:value="123" table:style-name="ce1">
            <text:p>123</text:p>
          </table:table-cell>
          <table:table-cell office:value-type="float" office:value="46.0045" table:style-name="ce1">
            <text:p>46,0045</text:p>
          </table:table-cell>
          <table:table-cell table:number-columns-repeated="1637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26562" table:style-name="ce1">
            <text:p>1,26562</text:p>
          </table:table-cell>
          <table:table-cell office:value-type="float" office:value="101" table:style-name="ce1">
            <text:p>101</text:p>
          </table:table-cell>
          <table:table-cell office:value-type="float" office:value="3.35859" table:style-name="ce1">
            <text:p>3,35859</text:p>
          </table:table-cell>
          <table:table-cell office:value-type="float" office:value="118" table:style-name="ce1">
            <text:p>118</text:p>
          </table:table-cell>
          <table:table-cell office:value-type="float" office:value="2.6932800000000001" table:style-name="ce1">
            <text:p>2,69328</text:p>
          </table:table-cell>
          <table:table-cell office:value-type="float" office:value="112" table:style-name="ce1">
            <text:p>112</text:p>
          </table:table-cell>
          <table:table-cell office:value-type="float" office:value="1.09074" table:style-name="ce1">
            <text:p>1,09074</text:p>
          </table:table-cell>
          <table:table-cell office:value-type="float" office:value="91" table:style-name="ce1">
            <text:p>91</text:p>
          </table:table-cell>
          <table:table-cell office:value-type="float" office:value="59.992800000000003" table:style-name="ce1">
            <text:p>59,9928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35.762300000000003" table:style-name="ce1">
            <text:p>35,7623</text:p>
          </table:table-cell>
          <table:table-cell table:number-columns-repeated="1637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2058800000000001" table:style-name="ce1">
            <text:p>1,20588</text:p>
          </table:table-cell>
          <table:table-cell office:value-type="float" office:value="98" table:style-name="ce1">
            <text:p>98</text:p>
          </table:table-cell>
          <table:table-cell office:value-type="float" office:value="2.2545299999999999" table:style-name="ce1">
            <text:p>2,25453</text:p>
          </table:table-cell>
          <table:table-cell office:value-type="float" office:value="126" table:style-name="ce1">
            <text:p>126</text:p>
          </table:table-cell>
          <table:table-cell office:value-type="float" office:value="1.1324099999999999" table:style-name="ce1">
            <text:p>1,13241</text:p>
          </table:table-cell>
          <table:table-cell office:value-type="float" office:value="126" table:style-name="ce1">
            <text:p>126</text:p>
          </table:table-cell>
          <table:table-cell office:value-type="float" office:value="2.1377999999999999" table:style-name="ce1">
            <text:p>2,1378</text:p>
          </table:table-cell>
          <table:table-cell office:value-type="float" office:value="98" table:style-name="ce1">
            <text:p>98</text:p>
          </table:table-cell>
          <table:table-cell office:value-type="float" office:value="53.2607" table:style-name="ce1">
            <text:p>53,2607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office:value-type="float" office:value="41.991300000000003" table:style-name="ce1">
            <text:p>41,9913</text:p>
          </table:table-cell>
          <table:table-cell table:number-columns-repeated="1637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93050200000000005" table:style-name="ce1">
            <text:p>0,930502</text:p>
          </table:table-cell>
          <table:table-cell office:value-type="float" office:value="85" table:style-name="ce1">
            <text:p>85</text:p>
          </table:table-cell>
          <table:table-cell office:value-type="float" office:value="1.96427" table:style-name="ce1">
            <text:p>1,96427</text:p>
          </table:table-cell>
          <table:table-cell office:value-type="float" office:value="108" table:style-name="ce1">
            <text:p>108</text:p>
          </table:table-cell>
          <table:table-cell office:value-type="float" office:value="2.4157000000000002" table:style-name="ce1">
            <text:p>2,4157</text:p>
          </table:table-cell>
          <table:table-cell office:value-type="float" office:value="106" table:style-name="ce1">
            <text:p>106</text:p>
          </table:table-cell>
          <table:table-cell office:value-type="float" office:value="1.0133000000000001" table:style-name="ce1">
            <text:p>1,0133</text:p>
          </table:table-cell>
          <table:table-cell office:value-type="float" office:value="85" table:style-name="ce1">
            <text:p>85</text:p>
          </table:table-cell>
          <table:table-cell office:value-type="float" office:value="58.9544" table:style-name="ce1">
            <text:p>58,9544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42.950099999999999" table:style-name="ce1">
            <text:p>42,9501</text:p>
          </table:table-cell>
          <table:table-cell table:number-columns-repeated="1637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14513" table:style-name="ce1">
            <text:p>1,14513</text:p>
          </table:table-cell>
          <table:table-cell office:value-type="float" office:value="107" table:style-name="ce1">
            <text:p>107</text:p>
          </table:table-cell>
          <table:table-cell office:value-type="float" office:value="2.0602200000000002" table:style-name="ce1">
            <text:p>2,06022</text:p>
          </table:table-cell>
          <table:table-cell office:value-type="float" office:value="123" table:style-name="ce1">
            <text:p>123</text:p>
          </table:table-cell>
          <table:table-cell office:value-type="float" office:value="1.6325099999999999" table:style-name="ce1">
            <text:p>1,63251</text:p>
          </table:table-cell>
          <table:table-cell office:value-type="float" office:value="122" table:style-name="ce1">
            <text:p>122</text:p>
          </table:table-cell>
          <table:table-cell office:value-type="float" office:value="1.13547" table:style-name="ce1">
            <text:p>1,13547</text:p>
          </table:table-cell>
          <table:table-cell office:value-type="float" office:value="99" table:style-name="ce1">
            <text:p>99</text:p>
          </table:table-cell>
          <table:table-cell office:value-type="float" office:value="59.314599999999999" table:style-name="ce1">
            <text:p>59,3146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office:value-type="float" office:value="35.637" table:style-name="ce1">
            <text:p>35,637</text:p>
          </table:table-cell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27626" table:style-name="ce1">
            <text:p>1,27626</text:p>
          </table:table-cell>
          <table:table-cell office:value-type="float" office:value="107" table:style-name="ce1">
            <text:p>107</text:p>
          </table:table-cell>
          <table:table-cell office:value-type="float" office:value="3.1695000000000002" table:style-name="ce1">
            <text:p>3,1695</text:p>
          </table:table-cell>
          <table:table-cell office:value-type="float" office:value="131" table:style-name="ce1">
            <text:p>131</text:p>
          </table:table-cell>
          <table:table-cell office:value-type="float" office:value="1.28881" table:style-name="ce1">
            <text:p>1,28881</text:p>
          </table:table-cell>
          <table:table-cell office:value-type="float" office:value="122" table:style-name="ce1">
            <text:p>122</text:p>
          </table:table-cell>
          <table:table-cell office:value-type="float" office:value="1.2232700000000001" table:style-name="ce1">
            <text:p>1,22327</text:p>
          </table:table-cell>
          <table:table-cell office:value-type="float" office:value="102" table:style-name="ce1">
            <text:p>102</text:p>
          </table:table-cell>
          <table:table-cell office:value-type="float" office:value="60.627400000000002" table:style-name="ce1">
            <text:p>60,6274</text:p>
          </table:table-cell>
          <table:table-cell table:number-columns-repeated="2" table:style-name="ce1"/>
          <table:table-cell office:value-type="float" office:value="123" table:style-name="ce1">
            <text:p>123</text:p>
          </table:table-cell>
          <table:table-cell office:value-type="float" office:value="50.381599999999999" table:style-name="ce1">
            <text:p>50,3816</text:p>
          </table:table-cell>
          <table:table-cell table:number-columns-repeated="1637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0342899999999999" table:style-name="ce1">
            <text:p>1,03429</text:p>
          </table:table-cell>
          <table:table-cell office:value-type="float" office:value="100" table:style-name="ce1">
            <text:p>100</text:p>
          </table:table-cell>
          <table:table-cell office:value-type="float" office:value="2.9058199999999998" table:style-name="ce1">
            <text:p>2,90582</text:p>
          </table:table-cell>
          <table:table-cell office:value-type="float" office:value="125" table:style-name="ce1">
            <text:p>125</text:p>
          </table:table-cell>
          <table:table-cell office:value-type="float" office:value="1.2421199999999999" table:style-name="ce1">
            <text:p>1,24212</text:p>
          </table:table-cell>
          <table:table-cell office:value-type="float" office:value="123" table:style-name="ce1">
            <text:p>123</text:p>
          </table:table-cell>
          <table:table-cell office:value-type="float" office:value="1.3852899999999999" table:style-name="ce1">
            <text:p>1,38529</text:p>
          </table:table-cell>
          <table:table-cell office:value-type="float" office:value="101" table:style-name="ce1">
            <text:p>101</text:p>
          </table:table-cell>
          <table:table-cell office:value-type="float" office:value="56.174199999999999" table:style-name="ce1">
            <text:p>56,1742</text:p>
          </table:table-cell>
          <table:table-cell table:number-columns-repeated="2" table:style-name="ce1"/>
          <table:table-cell office:value-type="float" office:value="117" table:style-name="ce1">
            <text:p>117</text:p>
          </table:table-cell>
          <table:table-cell office:value-type="float" office:value="29.830100000000002" table:style-name="ce1">
            <text:p>29,8301</text:p>
          </table:table-cell>
          <table:table-cell table:number-columns-repeated="1637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0980099999999999" table:style-name="ce1">
            <text:p>2,09801</text:p>
          </table:table-cell>
          <table:table-cell office:value-type="float" office:value="100" table:style-name="ce1">
            <text:p>100</text:p>
          </table:table-cell>
          <table:table-cell office:value-type="float" office:value="2.09884" table:style-name="ce1">
            <text:p>2,09884</text:p>
          </table:table-cell>
          <table:table-cell office:value-type="float" office:value="119" table:style-name="ce1">
            <text:p>119</text:p>
          </table:table-cell>
          <table:table-cell office:value-type="float" office:value="1.2474099999999999" table:style-name="ce1">
            <text:p>1,24741</text:p>
          </table:table-cell>
          <table:table-cell office:value-type="float" office:value="119" table:style-name="ce1">
            <text:p>119</text:p>
          </table:table-cell>
          <table:table-cell office:value-type="float" office:value="1.34782" table:style-name="ce1">
            <text:p>1,34782</text:p>
          </table:table-cell>
          <table:table-cell office:value-type="float" office:value="105" table:style-name="ce1">
            <text:p>105</text:p>
          </table:table-cell>
          <table:table-cell office:value-type="float" office:value="48.802399999999999" table:style-name="ce1">
            <text:p>48,8024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6.799999999999997" table:style-name="ce1">
            <text:p>36,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RISK</text:p>
          </table:table-cell>
          <table:table-cell table:style-name="ce1"/>
          <table:table-cell office:value-type="string" table:style-name="ce1">
            <text:p>BRISK</text:p>
          </table:table-cell>
          <table:table-cell table:style-name="ce1"/>
          <table:table-cell office:value-type="string" table:style-name="ce1">
            <text:p>BRIEF</text:p>
          </table:table-cell>
          <table:table-cell table:style-name="ce1"/>
          <table:table-cell office:value-type="string" table:style-name="ce1">
            <text:p>ORB</text:p>
          </table:table-cell>
          <table:table-cell table:style-name="ce1"/>
          <table:table-cell office:value-type="string" table:style-name="ce1">
            <text:p>FREAK</text:p>
          </table:table-cell>
          <table:table-cell table:style-name="ce1"/>
          <table:table-cell office:value-type="string" table:style-name="ce1">
            <text:p>AKAZE</text:p>
          </table:table-cell>
          <table:table-cell table:style-name="ce1"/>
          <table:table-cell office:value-type="string" table:style-name="ce1">
            <text:p>SIF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umber of keypoin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table:number-columns-repeated="1637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42.802100000000003" table:style-name="ce1">
            <text:p>42,8021</text:p>
          </table:table-cell>
          <table:table-cell table:style-name="ce1"/>
          <table:table-cell office:value-type="float" office:value="3.67" table:style-name="ce1">
            <text:p>3,67</text:p>
          </table:table-cell>
          <table:table-cell table:style-name="ce1"/>
          <table:table-cell office:value-type="float" office:value="2.8130000000000002" table:style-name="ce1">
            <text:p>2,813</text:p>
          </table:table-cell>
          <table:table-cell table:style-name="ce1"/>
          <table:table-cell office:value-type="float" office:value="7.8949999999999996" table:style-name="ce1">
            <text:p>7,895</text:p>
          </table:table-cell>
          <table:table-cell table:style-name="ce1"/>
          <table:table-cell office:value-type="float" office:value="53.05" table:style-name="ce1">
            <text:p>53,05</text:p>
          </table:table-cell>
          <table:table-cell table:number-columns-repeated="3" table:style-name="ce1"/>
          <table:table-cell office:value-type="float" office:value="73.343100000000007" table:style-name="ce1">
            <text:p>73,3431</text:p>
          </table:table-cell>
          <table:table-cell table:number-columns-repeated="1637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41.692300000000003" table:style-name="ce1">
            <text:p>41,6923</text:p>
          </table:table-cell>
          <table:table-cell office:value-type="float" office:value="171" table:style-name="ce1">
            <text:p>171</text:p>
          </table:table-cell>
          <table:table-cell office:value-type="float" office:value="3.32" table:style-name="ce1">
            <text:p>3,32</text:p>
          </table:table-cell>
          <table:table-cell office:value-type="float" office:value="178" table:style-name="ce1">
            <text:p>178</text:p>
          </table:table-cell>
          <table:table-cell office:value-type="float" office:value="1.327" table:style-name="ce1">
            <text:p>1,327</text:p>
          </table:table-cell>
          <table:table-cell office:value-type="float" office:value="162" table:style-name="ce1">
            <text:p>162</text:p>
          </table:table-cell>
          <table:table-cell office:value-type="float" office:value="6.12" table:style-name="ce1">
            <text:p>6,12</text:p>
          </table:table-cell>
          <table:table-cell office:value-type="float" office:value="160" table:style-name="ce1">
            <text:p>160</text:p>
          </table:table-cell>
          <table:table-cell office:value-type="float" office:value="57.217700000000001" table:style-name="ce1">
            <text:p>57,2177</text:p>
          </table:table-cell>
          <table:table-cell table:number-columns-repeated="2" table:style-name="ce1"/>
          <table:table-cell office:value-type="float" office:value="182" table:style-name="ce1">
            <text:p>182</text:p>
          </table:table-cell>
          <table:table-cell office:value-type="float" office:value="67.2029" table:style-name="ce1">
            <text:p>67,2029</text:p>
          </table:table-cell>
          <table:table-cell table:number-columns-repeated="1637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42.447000000000003" table:style-name="ce1">
            <text:p>42,447</text:p>
          </table:table-cell>
          <table:table-cell office:value-type="float" office:value="176" table:style-name="ce1">
            <text:p>176</text:p>
          </table:table-cell>
          <table:table-cell office:value-type="float" office:value="3.46" table:style-name="ce1">
            <text:p>3,46</text:p>
          </table:table-cell>
          <table:table-cell office:value-type="float" office:value="205" table:style-name="ce1">
            <text:p>205</text:p>
          </table:table-cell>
          <table:table-cell office:value-type="float" office:value="1.1559999999999999" table:style-name="ce1">
            <text:p>1,156</text:p>
          </table:table-cell>
          <table:table-cell office:value-type="float" office:value="175" table:style-name="ce1">
            <text:p>175</text:p>
          </table:table-cell>
          <table:table-cell office:value-type="float" office:value="6.09" table:style-name="ce1">
            <text:p>6,09</text:p>
          </table:table-cell>
          <table:table-cell office:value-type="float" office:value="177" table:style-name="ce1">
            <text:p>177</text:p>
          </table:table-cell>
          <table:table-cell office:value-type="float" office:value="58.206699999999998" table:style-name="ce1">
            <text:p>58,2067</text:p>
          </table:table-cell>
          <table:table-cell table:number-columns-repeated="2" table:style-name="ce1"/>
          <table:table-cell office:value-type="float" office:value="193" table:style-name="ce1">
            <text:p>193</text:p>
          </table:table-cell>
          <table:table-cell office:value-type="float" office:value="96.312399999999997" table:style-name="ce1">
            <text:p>96,3124</text:p>
          </table:table-cell>
          <table:table-cell table:number-columns-repeated="1637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42.08" table:style-name="ce1">
            <text:p>42,08</text:p>
          </table:table-cell>
          <table:table-cell office:value-type="float" office:value="157" table:style-name="ce1">
            <text:p>157</text:p>
          </table:table-cell>
          <table:table-cell office:value-type="float" office:value="6.6" table:style-name="ce1">
            <text:p>6,6</text:p>
          </table:table-cell>
          <table:table-cell office:value-type="float" office:value="185" table:style-name="ce1">
            <text:p>185</text:p>
          </table:table-cell>
          <table:table-cell office:value-type="float" office:value="1.155" table:style-name="ce1">
            <text:p>1,155</text:p>
          </table:table-cell>
          <table:table-cell office:value-type="float" office:value="158" table:style-name="ce1">
            <text:p>158</text:p>
          </table:table-cell>
          <table:table-cell office:value-type="float" office:value="7.2809999999999997" table:style-name="ce1">
            <text:p>7,281</text:p>
          </table:table-cell>
          <table:table-cell office:value-type="float" office:value="155" table:style-name="ce1">
            <text:p>155</text:p>
          </table:table-cell>
          <table:table-cell office:value-type="float" office:value="56.611699999999999" table:style-name="ce1">
            <text:p>56,6117</text:p>
          </table:table-cell>
          <table:table-cell table:number-columns-repeated="2" table:style-name="ce1"/>
          <table:table-cell office:value-type="float" office:value="169" table:style-name="ce1">
            <text:p>169</text:p>
          </table:table-cell>
          <table:table-cell office:value-type="float" office:value="74.884600000000006" table:style-name="ce1">
            <text:p>74,8846</text:p>
          </table:table-cell>
          <table:table-cell table:number-columns-repeated="1637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69.822299999999998" table:style-name="ce1">
            <text:p>69,8223</text:p>
          </table:table-cell>
          <table:table-cell office:value-type="float" office:value="176" table:style-name="ce1">
            <text:p>176</text:p>
          </table:table-cell>
          <table:table-cell office:value-type="float" office:value="3.4430000000000001" table:style-name="ce1">
            <text:p>3,443</text:p>
          </table:table-cell>
          <table:table-cell office:value-type="float" office:value="179" table:style-name="ce1">
            <text:p>179</text:p>
          </table:table-cell>
          <table:table-cell office:value-type="float" office:value="2.1921200000000001" table:style-name="ce1">
            <text:p>2,19212</text:p>
          </table:table-cell>
          <table:table-cell office:value-type="float" office:value="167" table:style-name="ce1">
            <text:p>167</text:p>
          </table:table-cell>
          <table:table-cell office:value-type="float" office:value="6.5110000000000001" table:style-name="ce1">
            <text:p>6,511</text:p>
          </table:table-cell>
          <table:table-cell office:value-type="float" office:value="173" table:style-name="ce1">
            <text:p>173</text:p>
          </table:table-cell>
          <table:table-cell office:value-type="float" office:value="57.12" table:style-name="ce1">
            <text:p>57,12</text:p>
          </table:table-cell>
          <table:table-cell table:number-columns-repeated="2" table:style-name="ce1"/>
          <table:table-cell office:value-type="float" office:value="183" table:style-name="ce1">
            <text:p>183</text:p>
          </table:table-cell>
          <table:table-cell office:value-type="float" office:value="93.174400000000006" table:style-name="ce1">
            <text:p>93,1744</text:p>
          </table:table-cell>
          <table:table-cell table:number-columns-repeated="1637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45.682099999999998" table:style-name="ce1">
            <text:p>45,6821</text:p>
          </table:table-cell>
          <table:table-cell office:value-type="float" office:value="174" table:style-name="ce1">
            <text:p>174</text:p>
          </table:table-cell>
          <table:table-cell office:value-type="float" office:value="5.32" table:style-name="ce1">
            <text:p>5,32</text:p>
          </table:table-cell>
          <table:table-cell office:value-type="float" office:value="183" table:style-name="ce1">
            <text:p>183</text:p>
          </table:table-cell>
          <table:table-cell office:value-type="float" office:value="1.2556" table:style-name="ce1">
            <text:p>1,2556</text:p>
          </table:table-cell>
          <table:table-cell office:value-type="float" office:value="160" table:style-name="ce1">
            <text:p>160</text:p>
          </table:table-cell>
          <table:table-cell office:value-type="float" office:value="12.07" table:style-name="ce1">
            <text:p>12,07</text:p>
          </table:table-cell>
          <table:table-cell office:value-type="float" office:value="161" table:style-name="ce1">
            <text:p>161</text:p>
          </table:table-cell>
          <table:table-cell office:value-type="float" office:value="57.37" table:style-name="ce1">
            <text:p>57,37</text:p>
          </table:table-cell>
          <table:table-cell table:number-columns-repeated="2" table:style-name="ce1"/>
          <table:table-cell office:value-type="float" office:value="171" table:style-name="ce1">
            <text:p>171</text:p>
          </table:table-cell>
          <table:table-cell office:value-type="float" office:value="74.417100000000005" table:style-name="ce1">
            <text:p>74,4171</text:p>
          </table:table-cell>
          <table:table-cell table:number-columns-repeated="1637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0.260300000000001" table:style-name="ce1">
            <text:p>40,2603</text:p>
          </table:table-cell>
          <table:table-cell office:value-type="float" office:value="188" table:style-name="ce1">
            <text:p>188</text:p>
          </table:table-cell>
          <table:table-cell office:value-type="float" office:value="3.07" table:style-name="ce1">
            <text:p>3,07</text:p>
          </table:table-cell>
          <table:table-cell office:value-type="float" office:value="195" table:style-name="ce1">
            <text:p>195</text:p>
          </table:table-cell>
          <table:table-cell office:value-type="float" office:value="1.395" table:style-name="ce1">
            <text:p>1,395</text:p>
          </table:table-cell>
          <table:table-cell office:value-type="float" office:value="182" table:style-name="ce1">
            <text:p>182</text:p>
          </table:table-cell>
          <table:table-cell office:value-type="float" office:value="5.6079999999999997" table:style-name="ce1">
            <text:p>5,608</text:p>
          </table:table-cell>
          <table:table-cell office:value-type="float" office:value="183" table:style-name="ce1">
            <text:p>183</text:p>
          </table:table-cell>
          <table:table-cell office:value-type="float" office:value="49.95" table:style-name="ce1">
            <text:p>49,95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office:value-type="float" office:value="69.577600000000004" table:style-name="ce1">
            <text:p>69,5776</text:p>
          </table:table-cell>
          <table:table-cell table:number-columns-repeated="1637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40.39" table:style-name="ce1">
            <text:p>40,39</text:p>
          </table:table-cell>
          <table:table-cell office:value-type="float" office:value="173" table:style-name="ce1">
            <text:p>173</text:p>
          </table:table-cell>
          <table:table-cell office:value-type="float" office:value="3.28" table:style-name="ce1">
            <text:p>3,28</text:p>
          </table:table-cell>
          <table:table-cell office:value-type="float" office:value="207" table:style-name="ce1">
            <text:p>207</text:p>
          </table:table-cell>
          <table:table-cell office:value-type="float" office:value="1.1261000000000001" table:style-name="ce1">
            <text:p>1,1261</text:p>
          </table:table-cell>
          <table:table-cell office:value-type="float" office:value="167" table:style-name="ce1">
            <text:p>167</text:p>
          </table:table-cell>
          <table:table-cell office:value-type="float" office:value="6.4349999999999996" table:style-name="ce1">
            <text:p>6,435</text:p>
          </table:table-cell>
          <table:table-cell office:value-type="float" office:value="169" table:style-name="ce1">
            <text:p>169</text:p>
          </table:table-cell>
          <table:table-cell office:value-type="float" office:value="57.12" table:style-name="ce1">
            <text:p>57,12</text:p>
          </table:table-cell>
          <table:table-cell table:number-columns-repeated="2" table:style-name="ce1"/>
          <table:table-cell office:value-type="float" office:value="194" table:style-name="ce1">
            <text:p>194</text:p>
          </table:table-cell>
          <table:table-cell office:value-type="float" office:value="72.452500000000001" table:style-name="ce1">
            <text:p>72,4525</text:p>
          </table:table-cell>
          <table:table-cell table:number-columns-repeated="1637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43.128999999999998" table:style-name="ce1">
            <text:p>43,129</text:p>
          </table:table-cell>
          <table:table-cell office:value-type="float" office:value="171" table:style-name="ce1">
            <text:p>171</text:p>
          </table:table-cell>
          <table:table-cell office:value-type="float" office:value="2.9460000000000002" table:style-name="ce1">
            <text:p>2,946</text:p>
          </table:table-cell>
          <table:table-cell office:value-type="float" office:value="189" table:style-name="ce1">
            <text:p>189</text:p>
          </table:table-cell>
          <table:table-cell office:value-type="float" office:value="1.425" table:style-name="ce1">
            <text:p>1,425</text:p>
          </table:table-cell>
          <table:table-cell office:value-type="float" office:value="171" table:style-name="ce1">
            <text:p>171</text:p>
          </table:table-cell>
          <table:table-cell office:value-type="float" office:value="6.2279999999999998" table:style-name="ce1">
            <text:p>6,228</text:p>
          </table:table-cell>
          <table:table-cell office:value-type="float" office:value="178" table:style-name="ce1">
            <text:p>178</text:p>
          </table:table-cell>
          <table:table-cell office:value-type="float" office:value="59.798999999999999" table:style-name="ce1">
            <text:p>59,799</text:p>
          </table:table-cell>
          <table:table-cell table:number-columns-repeated="2" table:style-name="ce1"/>
          <table:table-cell office:value-type="float" office:value="176" table:style-name="ce1">
            <text:p>176</text:p>
          </table:table-cell>
          <table:table-cell office:value-type="float" office:value="68.677899999999994" table:style-name="ce1">
            <text:p>68,6779</text:p>
          </table:table-cell>
          <table:table-cell table:number-columns-repeated="1637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68.27" table:style-name="ce1">
            <text:p>68,27</text:p>
          </table:table-cell>
          <table:table-cell office:value-type="float" office:value="184" table:style-name="ce1">
            <text:p>184</text:p>
          </table:table-cell>
          <table:table-cell office:value-type="float" office:value="3.6339999999999999" table:style-name="ce1">
            <text:p>3,634</text:p>
          </table:table-cell>
          <table:table-cell office:value-type="float" office:value="183" table:style-name="ce1">
            <text:p>183</text:p>
          </table:table-cell>
          <table:table-cell office:value-type="float" office:value="1.15035" table:style-name="ce1">
            <text:p>1,15035</text:p>
          </table:table-cell>
          <table:table-cell office:value-type="float" office:value="172" table:style-name="ce1">
            <text:p>172</text:p>
          </table:table-cell>
          <table:table-cell office:value-type="float" office:value="4.9034000000000004" table:style-name="ce1">
            <text:p>4,9034</text:p>
          </table:table-cell>
          <table:table-cell office:value-type="float" office:value="168" table:style-name="ce1">
            <text:p>168</text:p>
          </table:table-cell>
          <table:table-cell office:value-type="float" office:value="50.809399999999997" table:style-name="ce1">
            <text:p>50,8094</text:p>
          </table:table-cell>
          <table:table-cell table:number-columns-repeated="2" table:style-name="ce1"/>
          <table:table-cell office:value-type="float" office:value="183" table:style-name="ce1">
            <text:p>183</text:p>
          </table:table-cell>
          <table:table-cell office:value-type="float" office:value="68.533199999999994" table:style-name="ce1">
            <text:p>68,53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B</text:p>
          </table:table-cell>
          <table:table-cell table:style-name="ce1"/>
          <table:table-cell office:value-type="string" table:style-name="ce1">
            <text:p>BRISK</text:p>
          </table:table-cell>
          <table:table-cell table:style-name="ce1"/>
          <table:table-cell office:value-type="string" table:style-name="ce1">
            <text:p>BRIEF</text:p>
          </table:table-cell>
          <table:table-cell table:style-name="ce1"/>
          <table:table-cell office:value-type="string" table:style-name="ce1">
            <text:p>ORB</text:p>
          </table:table-cell>
          <table:table-cell table:style-name="ce1"/>
          <table:table-cell office:value-type="string" table:style-name="ce1">
            <text:p>FREAK</text:p>
          </table:table-cell>
          <table:table-cell table:style-name="ce1"/>
          <table:table-cell office:value-type="string" table:style-name="ce1">
            <text:p>AKAZE</text:p>
          </table:table-cell>
          <table:table-cell table:style-name="ce1"/>
          <table:table-cell office:value-type="string" table:style-name="ce1">
            <text:p>SIF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umber of keypoin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desc ms<text:s/>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.5878300000000003" table:style-name="ce1">
            <text:p>9,58783</text:p>
          </table:table-cell>
          <table:table-cell table:style-name="ce1"/>
          <table:table-cell office:value-type="float" office:value="2.1120000000000001" table:style-name="ce1">
            <text:p>2,112</text:p>
          </table:table-cell>
          <table:table-cell table:style-name="ce1"/>
          <table:table-cell office:value-type="float" office:value="1.7095199999999999" table:style-name="ce1">
            <text:p>1,70952</text:p>
          </table:table-cell>
          <table:table-cell table:style-name="ce1"/>
          <table:table-cell office:value-type="float" office:value="7.9625500000000002" table:style-name="ce1">
            <text:p>7,96255</text:p>
          </table:table-cell>
          <table:table-cell table:style-name="ce1"/>
          <table:table-cell office:value-type="float" office:value="52.107100000000003" table:style-name="ce1">
            <text:p>52,1071</text:p>
          </table:table-cell>
          <table:table-cell table:number-columns-repeated="3" table:style-name="ce1"/>
          <table:table-cell office:value-type="float" office:value="89.503399999999999" table:style-name="ce1">
            <text:p>89,5034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.2402" table:style-name="ce1">
            <text:p>11,2402</text:p>
          </table:table-cell>
          <table:table-cell office:value-type="float" office:value="73" table:style-name="ce1">
            <text:p>73</text:p>
          </table:table-cell>
          <table:table-cell office:value-type="float" office:value="1.3898999999999999" table:style-name="ce1">
            <text:p>1,3899</text:p>
          </table:table-cell>
          <table:table-cell office:value-type="float" office:value="49" table:style-name="ce1">
            <text:p>49</text:p>
          </table:table-cell>
          <table:table-cell office:value-type="float" office:value="0.51941499999999996" table:style-name="ce1">
            <text:p>0,519415</text:p>
          </table:table-cell>
          <table:table-cell office:value-type="float" office:value="67" table:style-name="ce1">
            <text:p>67</text:p>
          </table:table-cell>
          <table:table-cell office:value-type="float" office:value="6.7730199999999998" table:style-name="ce1">
            <text:p>6,77302</text:p>
          </table:table-cell>
          <table:table-cell office:value-type="float" office:value="42" table:style-name="ce1">
            <text:p>42</text:p>
          </table:table-cell>
          <table:table-cell office:value-type="float" office:value="51.272599999999997" table:style-name="ce1">
            <text:p>51,2726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float" office:value="76.295199999999994" table:style-name="ce1">
            <text:p>76,2952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1110000000000007" table:style-name="ce1">
            <text:p>9,111</text:p>
          </table:table-cell>
          <table:table-cell office:value-type="float" office:value="74" table:style-name="ce1">
            <text:p>74</text:p>
          </table:table-cell>
          <table:table-cell office:value-type="float" office:value="1.3502099999999999" table:style-name="ce1">
            <text:p>1,35021</text:p>
          </table:table-cell>
          <table:table-cell office:value-type="float" office:value="43" table:style-name="ce1">
            <text:p>43</text:p>
          </table:table-cell>
          <table:table-cell office:value-type="float" office:value="0.95496199999999998" table:style-name="ce1">
            <text:p>0,954962</text:p>
          </table:table-cell>
          <table:table-cell office:value-type="float" office:value="70" table:style-name="ce1">
            <text:p>70</text:p>
          </table:table-cell>
          <table:table-cell office:value-type="float" office:value="6.4085599999999996" table:style-name="ce1">
            <text:p>6,40856</text:p>
          </table:table-cell>
          <table:table-cell office:value-type="float" office:value="36" table:style-name="ce1">
            <text:p>36</text:p>
          </table:table-cell>
          <table:table-cell office:value-type="float" office:value="64.3322" table:style-name="ce1">
            <text:p>64,3322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108.16" table:style-name="ce1">
            <text:p>108,16</text:p>
          </table:table-cell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7.2723300000000002" table:style-name="ce1">
            <text:p>7,27233</text:p>
          </table:table-cell>
          <table:table-cell office:value-type="float" office:value="79" table:style-name="ce1">
            <text:p>79</text:p>
          </table:table-cell>
          <table:table-cell office:value-type="float" office:value="1.4593" table:style-name="ce1">
            <text:p>1,4593</text:p>
          </table:table-cell>
          <table:table-cell office:value-type="float" office:value="45" table:style-name="ce1">
            <text:p>45</text:p>
          </table:table-cell>
          <table:table-cell office:value-type="float" office:value="0.63291600000000003" table:style-name="ce1">
            <text:p>0,632916</text:p>
          </table:table-cell>
          <table:table-cell office:value-type="float" office:value="72" table:style-name="ce1">
            <text:p>72</text:p>
          </table:table-cell>
          <table:table-cell office:value-type="float" office:value="8.234" table:style-name="ce1">
            <text:p>8,234</text:p>
          </table:table-cell>
          <table:table-cell office:value-type="float" office:value="44" table:style-name="ce1">
            <text:p>44</text:p>
          </table:table-cell>
          <table:table-cell office:value-type="float" office:value="68.922899999999998" table:style-name="ce1">
            <text:p>68,9229</text:p>
          </table:table-cell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110.642" table:style-name="ce1">
            <text:p>110,642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.8130300000000004" table:style-name="ce1">
            <text:p>6,81303</text:p>
          </table:table-cell>
          <table:table-cell office:value-type="float" office:value="85" table:style-name="ce1">
            <text:p>85</text:p>
          </table:table-cell>
          <table:table-cell office:value-type="float" office:value="1.8354299999999999" table:style-name="ce1">
            <text:p>1,83543</text:p>
          </table:table-cell>
          <table:table-cell office:value-type="float" office:value="59" table:style-name="ce1">
            <text:p>59</text:p>
          </table:table-cell>
          <table:table-cell office:value-type="float" office:value="1.2037500000000001" table:style-name="ce1">
            <text:p>1,20375</text:p>
          </table:table-cell>
          <table:table-cell office:value-type="float" office:value="84" table:style-name="ce1">
            <text:p>84</text:p>
          </table:table-cell>
          <table:table-cell office:value-type="float" office:value="10.9406" table:style-name="ce1">
            <text:p>10,9406</text:p>
          </table:table-cell>
          <table:table-cell office:value-type="float" office:value="47" table:style-name="ce1">
            <text:p>47</text:p>
          </table:table-cell>
          <table:table-cell office:value-type="float" office:value="70.977500000000006" table:style-name="ce1">
            <text:p>70,9775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98.947299999999998" table:style-name="ce1">
            <text:p>98,9473</text:p>
          </table:table-cell>
          <table:table-cell table:number-columns-repeated="1637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7.3331999999999997" table:style-name="ce1">
            <text:p>7,3332</text:p>
          </table:table-cell>
          <table:table-cell office:value-type="float" office:value="79" table:style-name="ce1">
            <text:p>79</text:p>
          </table:table-cell>
          <table:table-cell office:value-type="float" office:value="1.62212" table:style-name="ce1">
            <text:p>1,62212</text:p>
          </table:table-cell>
          <table:table-cell office:value-type="float" office:value="53" table:style-name="ce1">
            <text:p>53</text:p>
          </table:table-cell>
          <table:table-cell office:value-type="float" office:value="8.6389399999999998" table:style-name="ce1">
            <text:p>8,63894</text:p>
          </table:table-cell>
          <table:table-cell office:value-type="float" office:value="91" table:style-name="ce1">
            <text:p>91</text:p>
          </table:table-cell>
          <table:table-cell office:value-type="float" office:value="15.6767" table:style-name="ce1">
            <text:p>15,6767</text:p>
          </table:table-cell>
          <table:table-cell office:value-type="float" office:value="44" table:style-name="ce1">
            <text:p>44</text:p>
          </table:table-cell>
          <table:table-cell office:value-type="float" office:value="60.709600000000002" table:style-name="ce1">
            <text:p>60,7096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112.03100000000001" table:style-name="ce1">
            <text:p>112,031</text:p>
          </table:table-cell>
          <table:table-cell table:number-columns-repeated="1637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9.0001" table:style-name="ce1">
            <text:p>19,0001</text:p>
          </table:table-cell>
          <table:table-cell office:value-type="float" office:value="92" table:style-name="ce1">
            <text:p>92</text:p>
          </table:table-cell>
          <table:table-cell office:value-type="float" office:value="1.72827" table:style-name="ce1">
            <text:p>1,72827</text:p>
          </table:table-cell>
          <table:table-cell office:value-type="float" office:value="78" table:style-name="ce1">
            <text:p>78</text:p>
          </table:table-cell>
          <table:table-cell office:value-type="float" office:value="1.54657" table:style-name="ce1">
            <text:p>1,54657</text:p>
          </table:table-cell>
          <table:table-cell office:value-type="float" office:value="101" table:style-name="ce1">
            <text:p>101</text:p>
          </table:table-cell>
          <table:table-cell office:value-type="float" office:value="5.7100299999999997" table:style-name="ce1">
            <text:p>5,71003</text:p>
          </table:table-cell>
          <table:table-cell office:value-type="float" office:value="51" table:style-name="ce1">
            <text:p>51</text:p>
          </table:table-cell>
          <table:table-cell office:value-type="float" office:value="62.394300000000001" table:style-name="ce1">
            <text:p>62,3943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114.199" table:style-name="ce1">
            <text:p>114,199</text:p>
          </table:table-cell>
          <table:table-cell table:number-columns-repeated="1637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8.5496300000000005" table:style-name="ce1">
            <text:p>8,54963</text:p>
          </table:table-cell>
          <table:table-cell office:value-type="float" office:value="90" table:style-name="ce1">
            <text:p>90</text:p>
          </table:table-cell>
          <table:table-cell office:value-type="float" office:value="2.3937599999999999" table:style-name="ce1">
            <text:p>2,39376</text:p>
          </table:table-cell>
          <table:table-cell office:value-type="float" office:value="68" table:style-name="ce1">
            <text:p>68</text:p>
          </table:table-cell>
          <table:table-cell office:value-type="float" office:value="1.1162099999999999" table:style-name="ce1">
            <text:p>1,11621</text:p>
          </table:table-cell>
          <table:table-cell office:value-type="float" office:value="92" table:style-name="ce1">
            <text:p>92</text:p>
          </table:table-cell>
          <table:table-cell office:value-type="float" office:value="4.3248199999999999" table:style-name="ce1">
            <text:p>4,32482</text:p>
          </table:table-cell>
          <table:table-cell office:value-type="float" office:value="52" table:style-name="ce1">
            <text:p>52</text:p>
          </table:table-cell>
          <table:table-cell office:value-type="float" office:value="60.357900000000001" table:style-name="ce1">
            <text:p>60,3579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120.881" table:style-name="ce1">
            <text:p>120,881</text:p>
          </table:table-cell>
          <table:table-cell table:number-columns-repeated="1637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0.737" table:style-name="ce1">
            <text:p>10,737</text:p>
          </table:table-cell>
          <table:table-cell office:value-type="float" office:value="88" table:style-name="ce1">
            <text:p>88</text:p>
          </table:table-cell>
          <table:table-cell office:value-type="float" office:value="1.70353" table:style-name="ce1">
            <text:p>1,70353</text:p>
          </table:table-cell>
          <table:table-cell office:value-type="float" office:value="84" table:style-name="ce1">
            <text:p>84</text:p>
          </table:table-cell>
          <table:table-cell office:value-type="float" office:value="1.5764400000000001" table:style-name="ce1">
            <text:p>1,57644</text:p>
          </table:table-cell>
          <table:table-cell office:value-type="float" office:value="93" table:style-name="ce1">
            <text:p>93</text:p>
          </table:table-cell>
          <table:table-cell office:value-type="float" office:value="13.1852" table:style-name="ce1">
            <text:p>13,1852</text:p>
          </table:table-cell>
          <table:table-cell office:value-type="float" office:value="48" table:style-name="ce1">
            <text:p>48</text:p>
          </table:table-cell>
          <table:table-cell office:value-type="float" office:value="58.777200000000001" table:style-name="ce1">
            <text:p>58,7772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07.17100000000001" table:style-name="ce1">
            <text:p>107,171</text:p>
          </table:table-cell>
          <table:table-cell table:number-columns-repeated="1637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.118" table:style-name="ce1">
            <text:p>15,118</text:p>
          </table:table-cell>
          <table:table-cell office:value-type="float" office:value="91" table:style-name="ce1">
            <text:p>91</text:p>
          </table:table-cell>
          <table:table-cell office:value-type="float" office:value="1.6838" table:style-name="ce1">
            <text:p>1,6838</text:p>
          </table:table-cell>
          <table:table-cell office:value-type="float" office:value="66" table:style-name="ce1">
            <text:p>66</text:p>
          </table:table-cell>
          <table:table-cell office:value-type="float" office:value="1.4587399999999999" table:style-name="ce1">
            <text:p>1,45874</text:p>
          </table:table-cell>
          <table:table-cell office:value-type="float" office:value="93" table:style-name="ce1">
            <text:p>93</text:p>
          </table:table-cell>
          <table:table-cell office:value-type="float" office:value="5.0572100000000004" table:style-name="ce1">
            <text:p>5,05721</text:p>
          </table:table-cell>
          <table:table-cell office:value-type="float" office:value="56" table:style-name="ce1">
            <text:p>56</text:p>
          </table:table-cell>
          <table:table-cell office:value-type="float" office:value="72.067700000000002" table:style-name="ce1">
            <text:p>72,0677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31.06100000000001" table:style-name="ce1">
            <text:p>131,0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KAZE</text:p>
          </table:table-cell>
          <table:table-cell table:style-name="ce1"/>
          <table:table-cell office:value-type="string" table:style-name="ce1">
            <text:p>BRISK</text:p>
          </table:table-cell>
          <table:table-cell table:style-name="ce1"/>
          <table:table-cell office:value-type="string" table:style-name="ce1">
            <text:p>BRIEF</text:p>
          </table:table-cell>
          <table:table-cell table:style-name="ce1"/>
          <table:table-cell office:value-type="string" table:style-name="ce1">
            <text:p>ORB</text:p>
          </table:table-cell>
          <table:table-cell table:style-name="ce1"/>
          <table:table-cell office:value-type="string" table:style-name="ce1">
            <text:p>FREAK</text:p>
          </table:table-cell>
          <table:table-cell table:style-name="ce1"/>
          <table:table-cell office:value-type="string" table:style-name="ce1">
            <text:p>AKAZE</text:p>
          </table:table-cell>
          <table:table-cell table:style-name="ce1"/>
          <table:table-cell office:value-type="string" table:style-name="ce1">
            <text:p>SIF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umber of keypoin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table:number-columns-repeated="1637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42.47800000000001" table:style-name="ce1">
            <text:p>242,478</text:p>
          </table:table-cell>
          <table:table-cell table:style-name="ce1"/>
          <table:table-cell office:value-type="float" office:value="3.2875200000000002" table:style-name="ce1">
            <text:p>3,28752</text:p>
          </table:table-cell>
          <table:table-cell table:style-name="ce1"/>
          <table:table-cell office:value-type="float" office:value="2.8923999999999999" table:style-name="ce1">
            <text:p>2,8924</text:p>
          </table:table-cell>
          <table:table-cell table:style-name="ce1"/>
          <table:table-cell office:value-type="float" office:value="7.3323900000000002" table:style-name="ce1">
            <text:p>7,33239</text:p>
          </table:table-cell>
          <table:table-cell table:style-name="ce1"/>
          <table:table-cell office:value-type="float" office:value="65.3399" table:style-name="ce1">
            <text:p>65,3399</text:p>
          </table:table-cell>
          <table:table-cell table:style-name="ce1"/>
          <table:table-cell office:value-type="float" office:value="117.401" table:style-name="ce1">
            <text:p>117,401</text:p>
          </table:table-cell>
          <table:table-cell table:style-name="ce1"/>
          <table:table-cell office:value-type="float" office:value="40.490400000000001" table:style-name="ce1">
            <text:p>40,4904</text:p>
          </table:table-cell>
          <table:table-cell table:number-columns-repeated="1637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40.643" table:style-name="ce1">
            <text:p>240,643</text:p>
          </table:table-cell>
          <table:table-cell office:value-type="float" office:value="137" table:style-name="ce1">
            <text:p>137</text:p>
          </table:table-cell>
          <table:table-cell office:value-type="float" office:value="3.7014200000000002" table:style-name="ce1">
            <text:p>3,70142</text:p>
          </table:table-cell>
          <table:table-cell office:value-type="float" office:value="141" table:style-name="ce1">
            <text:p>141</text:p>
          </table:table-cell>
          <table:table-cell office:value-type="float" office:value="3.31623" table:style-name="ce1">
            <text:p>3,31623</text:p>
          </table:table-cell>
          <table:table-cell office:value-type="float" office:value="131" table:style-name="ce1">
            <text:p>131</text:p>
          </table:table-cell>
          <table:table-cell office:value-type="float" office:value="6.1931200000000004" table:style-name="ce1">
            <text:p>6,19312</text:p>
          </table:table-cell>
          <table:table-cell office:value-type="float" office:value="126" table:style-name="ce1">
            <text:p>126</text:p>
          </table:table-cell>
          <table:table-cell office:value-type="float" office:value="65.727400000000003" table:style-name="ce1">
            <text:p>65,7274</text:p>
          </table:table-cell>
          <table:table-cell office:value-type="float" office:value="138" table:style-name="ce1">
            <text:p>138</text:p>
          </table:table-cell>
          <table:table-cell office:value-type="float" office:value="112.56699999999999" table:style-name="ce1">
            <text:p>112,567</text:p>
          </table:table-cell>
          <table:table-cell office:value-type="float" office:value="134" table:style-name="ce1">
            <text:p>134</text:p>
          </table:table-cell>
          <table:table-cell office:value-type="float" office:value="52.426400000000001" table:style-name="ce1">
            <text:p>52,4264</text:p>
          </table:table-cell>
          <table:table-cell table:number-columns-repeated="1637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60.44200000000001" table:style-name="ce1">
            <text:p>160,442</text:p>
          </table:table-cell>
          <table:table-cell office:value-type="float" office:value="125" table:style-name="ce1">
            <text:p>125</text:p>
          </table:table-cell>
          <table:table-cell office:value-type="float" office:value="2.4277099999999998" table:style-name="ce1">
            <text:p>2,42771</text:p>
          </table:table-cell>
          <table:table-cell office:value-type="float" office:value="134" table:style-name="ce1">
            <text:p>134</text:p>
          </table:table-cell>
          <table:table-cell office:value-type="float" office:value="1.5189900000000001" table:style-name="ce1">
            <text:p>1,51899</text:p>
          </table:table-cell>
          <table:table-cell office:value-type="float" office:value="129" table:style-name="ce1">
            <text:p>129</text:p>
          </table:table-cell>
          <table:table-cell office:value-type="float" office:value="7.3077500000000004" table:style-name="ce1">
            <text:p>7,30775</text:p>
          </table:table-cell>
          <table:table-cell office:value-type="float" office:value="129" table:style-name="ce1">
            <text:p>129</text:p>
          </table:table-cell>
          <table:table-cell office:value-type="float" office:value="85.455600000000004" table:style-name="ce1">
            <text:p>85,4556</text:p>
          </table:table-cell>
          <table:table-cell office:value-type="float" office:value="138" table:style-name="ce1">
            <text:p>138</text:p>
          </table:table-cell>
          <table:table-cell office:value-type="float" office:value="133.00399999999999" table:style-name="ce1">
            <text:p>133,004</text:p>
          </table:table-cell>
          <table:table-cell office:value-type="float" office:value="134" table:style-name="ce1">
            <text:p>134</text:p>
          </table:table-cell>
          <table:table-cell office:value-type="float" office:value="49.292099999999998" table:style-name="ce1">
            <text:p>49,2921</text:p>
          </table:table-cell>
          <table:table-cell table:number-columns-repeated="1637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57.63499999999999" table:style-name="ce1">
            <text:p>157,635</text:p>
          </table:table-cell>
          <table:table-cell office:value-type="float" office:value="129" table:style-name="ce1">
            <text:p>129</text:p>
          </table:table-cell>
          <table:table-cell office:value-type="float" office:value="3.1261700000000001" table:style-name="ce1">
            <text:p>3,12617</text:p>
          </table:table-cell>
          <table:table-cell office:value-type="float" office:value="131" table:style-name="ce1">
            <text:p>131</text:p>
          </table:table-cell>
          <table:table-cell office:value-type="float" office:value="1.3726799999999999" table:style-name="ce1">
            <text:p>1,37268</text:p>
          </table:table-cell>
          <table:table-cell office:value-type="float" office:value="127" table:style-name="ce1">
            <text:p>127</text:p>
          </table:table-cell>
          <table:table-cell office:value-type="float" office:value="5.3080499999999997" table:style-name="ce1">
            <text:p>5,30805</text:p>
          </table:table-cell>
          <table:table-cell office:value-type="float" office:value="127" table:style-name="ce1">
            <text:p>127</text:p>
          </table:table-cell>
          <table:table-cell office:value-type="float" office:value="77.091499999999996" table:style-name="ce1">
            <text:p>77,0915</text:p>
          </table:table-cell>
          <table:table-cell office:value-type="float" office:value="133" table:style-name="ce1">
            <text:p>133</text:p>
          </table:table-cell>
          <table:table-cell office:value-type="float" office:value="131.19499999999999" table:style-name="ce1">
            <text:p>131,195</text:p>
          </table:table-cell>
          <table:table-cell office:value-type="float" office:value="130" table:style-name="ce1">
            <text:p>130</text:p>
          </table:table-cell>
          <table:table-cell office:value-type="float" office:value="88.467399999999998" table:style-name="ce1">
            <text:p>88,4674</text:p>
          </table:table-cell>
          <table:table-cell table:number-columns-repeated="1637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41.46600000000001" table:style-name="ce1">
            <text:p>141,466</text:p>
          </table:table-cell>
          <table:table-cell office:value-type="float" office:value="129" table:style-name="ce1">
            <text:p>129</text:p>
          </table:table-cell>
          <table:table-cell office:value-type="float" office:value="2.8727800000000001" table:style-name="ce1">
            <text:p>2,87278</text:p>
          </table:table-cell>
          <table:table-cell office:value-type="float" office:value="130" table:style-name="ce1">
            <text:p>130</text:p>
          </table:table-cell>
          <table:table-cell office:value-type="float" office:value="1.6244499999999999" table:style-name="ce1">
            <text:p>1,62445</text:p>
          </table:table-cell>
          <table:table-cell office:value-type="float" office:value="117" table:style-name="ce1">
            <text:p>117</text:p>
          </table:table-cell>
          <table:table-cell office:value-type="float" office:value="6.7229299999999999" table:style-name="ce1">
            <text:p>6,72293</text:p>
          </table:table-cell>
          <table:table-cell office:value-type="float" office:value="121" table:style-name="ce1">
            <text:p>121</text:p>
          </table:table-cell>
          <table:table-cell office:value-type="float" office:value="85.255200000000002" table:style-name="ce1">
            <text:p>85,2552</text:p>
          </table:table-cell>
          <table:table-cell office:value-type="float" office:value="127" table:style-name="ce1">
            <text:p>127</text:p>
          </table:table-cell>
          <table:table-cell office:value-type="float" office:value="158.86199999999999" table:style-name="ce1">
            <text:p>158,862</text:p>
          </table:table-cell>
          <table:table-cell office:value-type="float" office:value="136" table:style-name="ce1">
            <text:p>136</text:p>
          </table:table-cell>
          <table:table-cell office:value-type="float" office:value="66.021600000000007" table:style-name="ce1">
            <text:p>66,0216</text:p>
          </table:table-cell>
          <table:table-cell table:number-columns-repeated="1637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30.65899999999999" table:style-name="ce1">
            <text:p>230,659</text:p>
          </table:table-cell>
          <table:table-cell office:value-type="float" office:value="131" table:style-name="ce1">
            <text:p>131</text:p>
          </table:table-cell>
          <table:table-cell office:value-type="float" office:value="3.27935" table:style-name="ce1">
            <text:p>3,27935</text:p>
          </table:table-cell>
          <table:table-cell office:value-type="float" office:value="134" table:style-name="ce1">
            <text:p>134</text:p>
          </table:table-cell>
          <table:table-cell office:value-type="float" office:value="1.7708600000000001" table:style-name="ce1">
            <text:p>1,77086</text:p>
          </table:table-cell>
          <table:table-cell office:value-type="float" office:value="130" table:style-name="ce1">
            <text:p>130</text:p>
          </table:table-cell>
          <table:table-cell office:value-type="float" office:value="10.6533" table:style-name="ce1">
            <text:p>10,6533</text:p>
          </table:table-cell>
          <table:table-cell office:value-type="float" office:value="122" table:style-name="ce1">
            <text:p>122</text:p>
          </table:table-cell>
          <table:table-cell office:value-type="float" office:value="74.961299999999994" table:style-name="ce1">
            <text:p>74,9613</text:p>
          </table:table-cell>
          <table:table-cell office:value-type="float" office:value="129" table:style-name="ce1">
            <text:p>129</text:p>
          </table:table-cell>
          <table:table-cell office:value-type="float" office:value="159.22" table:style-name="ce1">
            <text:p>159,22</text:p>
          </table:table-cell>
          <table:table-cell office:value-type="float" office:value="137" table:style-name="ce1">
            <text:p>137</text:p>
          </table:table-cell>
          <table:table-cell office:value-type="float" office:value="59.022100000000002" table:style-name="ce1">
            <text:p>59,0221</text:p>
          </table:table-cell>
          <table:table-cell table:number-columns-repeated="1637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48.928" table:style-name="ce1">
            <text:p>148,928</text:p>
          </table:table-cell>
          <table:table-cell office:value-type="float" office:value="132" table:style-name="ce1">
            <text:p>132</text:p>
          </table:table-cell>
          <table:table-cell office:value-type="float" office:value="3.1244700000000001" table:style-name="ce1">
            <text:p>3,12447</text:p>
          </table:table-cell>
          <table:table-cell office:value-type="float" office:value="146" table:style-name="ce1">
            <text:p>146</text:p>
          </table:table-cell>
          <table:table-cell office:value-type="float" office:value="3.49065" table:style-name="ce1">
            <text:p>3,49065</text:p>
          </table:table-cell>
          <table:table-cell office:value-type="float" office:value="131" table:style-name="ce1">
            <text:p>131</text:p>
          </table:table-cell>
          <table:table-cell office:value-type="float" office:value="5.5518099999999997" table:style-name="ce1">
            <text:p>5,55181</text:p>
          </table:table-cell>
          <table:table-cell office:value-type="float" office:value="133" table:style-name="ce1">
            <text:p>133</text:p>
          </table:table-cell>
          <table:table-cell office:value-type="float" office:value="71.377499999999998" table:style-name="ce1">
            <text:p>71,3775</text:p>
          </table:table-cell>
          <table:table-cell office:value-type="float" office:value="146" table:style-name="ce1">
            <text:p>146</text:p>
          </table:table-cell>
          <table:table-cell office:value-type="float" office:value="123.80500000000001" table:style-name="ce1">
            <text:p>123,805</text:p>
          </table:table-cell>
          <table:table-cell office:value-type="float" office:value="147" table:style-name="ce1">
            <text:p>147</text:p>
          </table:table-cell>
          <table:table-cell office:value-type="float" office:value="65.672300000000007" table:style-name="ce1">
            <text:p>65,6723</text:p>
          </table:table-cell>
          <table:table-cell table:number-columns-repeated="1637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51.31399999999999" table:style-name="ce1">
            <text:p>151,314</text:p>
          </table:table-cell>
          <table:table-cell office:value-type="float" office:value="124" table:style-name="ce1">
            <text:p>124</text:p>
          </table:table-cell>
          <table:table-cell office:value-type="float" office:value="3.1977199999999999" table:style-name="ce1">
            <text:p>3,19772</text:p>
          </table:table-cell>
          <table:table-cell office:value-type="float" office:value="150" table:style-name="ce1">
            <text:p>150</text:p>
          </table:table-cell>
          <table:table-cell office:value-type="float" office:value="5.1228499999999997" table:style-name="ce1">
            <text:p>5,12285</text:p>
          </table:table-cell>
          <table:table-cell office:value-type="float" office:value="137" table:style-name="ce1">
            <text:p>137</text:p>
          </table:table-cell>
          <table:table-cell office:value-type="float" office:value="3.8375300000000001" table:style-name="ce1">
            <text:p>3,83753</text:p>
          </table:table-cell>
          <table:table-cell office:value-type="float" office:value="144" table:style-name="ce1">
            <text:p>144</text:p>
          </table:table-cell>
          <table:table-cell office:value-type="float" office:value="66.867599999999996" table:style-name="ce1">
            <text:p>66,8676</text:p>
          </table:table-cell>
          <table:table-cell office:value-type="float" office:value="147" table:style-name="ce1">
            <text:p>147</text:p>
          </table:table-cell>
          <table:table-cell office:value-type="float" office:value="172.767" table:style-name="ce1">
            <text:p>172,767</text:p>
          </table:table-cell>
          <table:table-cell office:value-type="float" office:value="147" table:style-name="ce1">
            <text:p>147</text:p>
          </table:table-cell>
          <table:table-cell office:value-type="float" office:value="57.665500000000002" table:style-name="ce1">
            <text:p>57,6655</text:p>
          </table:table-cell>
          <table:table-cell table:number-columns-repeated="1637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31.69900000000001" table:style-name="ce1">
            <text:p>131,699</text:p>
          </table:table-cell>
          <table:table-cell office:value-type="float" office:value="146" table:style-name="ce1">
            <text:p>146</text:p>
          </table:table-cell>
          <table:table-cell office:value-type="float" office:value="4.1224699999999999" table:style-name="ce1">
            <text:p>4,12247</text:p>
          </table:table-cell>
          <table:table-cell office:value-type="float" office:value="148" table:style-name="ce1">
            <text:p>148</text:p>
          </table:table-cell>
          <table:table-cell office:value-type="float" office:value="1.53847" table:style-name="ce1">
            <text:p>1,53847</text:p>
          </table:table-cell>
          <table:table-cell office:value-type="float" office:value="135" table:style-name="ce1">
            <text:p>135</text:p>
          </table:table-cell>
          <table:table-cell office:value-type="float" office:value="11.6327" table:style-name="ce1">
            <text:p>11,6327</text:p>
          </table:table-cell>
          <table:table-cell office:value-type="float" office:value="147" table:style-name="ce1">
            <text:p>147</text:p>
          </table:table-cell>
          <table:table-cell office:value-type="float" office:value="97.149900000000002" table:style-name="ce1">
            <text:p>97,1499</text:p>
          </table:table-cell>
          <table:table-cell office:value-type="float" office:value="151" table:style-name="ce1">
            <text:p>151</text:p>
          </table:table-cell>
          <table:table-cell office:value-type="float" office:value="166.55699999999999" table:style-name="ce1">
            <text:p>166,557</text:p>
          </table:table-cell>
          <table:table-cell office:value-type="float" office:value="154" table:style-name="ce1">
            <text:p>154</text:p>
          </table:table-cell>
          <table:table-cell office:value-type="float" office:value="73.358900000000006" table:style-name="ce1">
            <text:p>73,3589</text:p>
          </table:table-cell>
          <table:table-cell table:number-columns-repeated="1637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46.11799999999999" table:style-name="ce1">
            <text:p>146,118</text:p>
          </table:table-cell>
          <table:table-cell office:value-type="float" office:value="144" table:style-name="ce1">
            <text:p>144</text:p>
          </table:table-cell>
          <table:table-cell office:value-type="float" office:value="3.40917" table:style-name="ce1">
            <text:p>3,40917</text:p>
          </table:table-cell>
          <table:table-cell office:value-type="float" office:value="152" table:style-name="ce1">
            <text:p>152</text:p>
          </table:table-cell>
          <table:table-cell office:value-type="float" office:value="1.8068599999999999" table:style-name="ce1">
            <text:p>1,80686</text:p>
          </table:table-cell>
          <table:table-cell office:value-type="float" office:value="145" table:style-name="ce1">
            <text:p>145</text:p>
          </table:table-cell>
          <table:table-cell office:value-type="float" office:value="6.9530399999999997" table:style-name="ce1">
            <text:p>6,95304</text:p>
          </table:table-cell>
          <table:table-cell office:value-type="float" office:value="138" table:style-name="ce1">
            <text:p>138</text:p>
          </table:table-cell>
          <table:table-cell office:value-type="float" office:value="75.714200000000005" table:style-name="ce1">
            <text:p>75,7142</text:p>
          </table:table-cell>
          <table:table-cell office:value-type="float" office:value="150" table:style-name="ce1">
            <text:p>150</text:p>
          </table:table-cell>
          <table:table-cell office:value-type="float" office:value="184.941" table:style-name="ce1">
            <text:p>184,941</text:p>
          </table:table-cell>
          <table:table-cell office:value-type="float" office:value="151" table:style-name="ce1">
            <text:p>151</text:p>
          </table:table-cell>
          <table:table-cell office:value-type="float" office:value="58.947899999999997" table:style-name="ce1">
            <text:p>58,94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IFT</text:p>
          </table:table-cell>
          <table:table-cell table:style-name="ce1"/>
          <table:table-cell office:value-type="string" table:style-name="ce1">
            <text:p>BRISK</text:p>
          </table:table-cell>
          <table:table-cell table:style-name="ce1"/>
          <table:table-cell office:value-type="string" table:style-name="ce1">
            <text:p>BRIEF</text:p>
          </table:table-cell>
          <table:table-cell table:style-name="ce1"/>
          <table:table-cell office:value-type="string" table:style-name="ce1">
            <text:p>ORB</text:p>
          </table:table-cell>
          <table:table-cell table:style-name="ce1"/>
          <table:table-cell office:value-type="string" table:style-name="ce1">
            <text:p>FREAK</text:p>
          </table:table-cell>
          <table:table-cell table:style-name="ce1"/>
          <table:table-cell office:value-type="string" table:style-name="ce1">
            <text:p>AKAZE</text:p>
          </table:table-cell>
          <table:table-cell table:style-name="ce1"/>
          <table:table-cell office:value-type="string" table:style-name="ce1">
            <text:p>SIF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umber of keypoin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office:value-type="string" table:style-name="ce1">
            <text:p>Matched pts</text:p>
          </table:table-cell>
          <table:table-cell office:value-type="string" table:style-name="ce1">
            <text:p>time in ms</text:p>
          </table:table-cell>
          <table:table-cell table:number-columns-repeated="1637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04.12299999999999" table:style-name="ce1">
            <text:p>204,123</text:p>
          </table:table-cell>
          <table:table-cell table:style-name="ce1"/>
          <table:table-cell office:value-type="float" office:value="1.8541300000000001" table:style-name="ce1">
            <text:p>1,85413</text:p>
          </table:table-cell>
          <table:table-cell table:style-name="ce1"/>
          <table:table-cell office:value-type="float" office:value="0.97092699999999998" table:style-name="ce1">
            <text:p>0,970927</text:p>
          </table:table-cell>
          <table:table-cell table:number-columns-repeated="3" table:style-name="ce1"/>
          <table:table-cell office:value-type="float" office:value="58.361800000000002" table:style-name="ce1">
            <text:p>58,3618</text:p>
          </table:table-cell>
          <table:table-cell table:number-columns-repeated="3" table:style-name="ce1"/>
          <table:table-cell office:value-type="float" office:value="139.19999999999999" table:style-name="ce1">
            <text:p>139,2</text:p>
          </table:table-cell>
          <table:table-cell table:number-columns-repeated="1637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97.81700000000001" table:style-name="ce1">
            <text:p>197,817</text:p>
          </table:table-cell>
          <table:table-cell office:value-type="float" office:value="64" table:style-name="ce1">
            <text:p>64</text:p>
          </table:table-cell>
          <table:table-cell office:value-type="float" office:value="1.77102" table:style-name="ce1">
            <text:p>1,77102</text:p>
          </table:table-cell>
          <table:table-cell office:value-type="float" office:value="86" table:style-name="ce1">
            <text:p>86</text:p>
          </table:table-cell>
          <table:table-cell office:value-type="float" office:value="1.0449600000000001" table:style-name="ce1">
            <text:p>1,04496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60.494199999999999" table:style-name="ce1">
            <text:p>60,4942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112.105" table:style-name="ce1">
            <text:p>112,105</text:p>
          </table:table-cell>
          <table:table-cell table:number-columns-repeated="1637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70.42" table:style-name="ce1">
            <text:p>170,42</text:p>
          </table:table-cell>
          <table:table-cell office:value-type="float" office:value="66" table:style-name="ce1">
            <text:p>66</text:p>
          </table:table-cell>
          <table:table-cell office:value-type="float" office:value="3.3228900000000001" table:style-name="ce1">
            <text:p>3,32289</text:p>
          </table:table-cell>
          <table:table-cell office:value-type="float" office:value="78" table:style-name="ce1">
            <text:p>78</text:p>
          </table:table-cell>
          <table:table-cell office:value-type="float" office:value="1.2968599999999999" table:style-name="ce1">
            <text:p>1,29686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float" office:value="63.535299999999999" table:style-name="ce1">
            <text:p>63,5353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147.46899999999999" table:style-name="ce1">
            <text:p>147,469</text:p>
          </table:table-cell>
          <table:table-cell table:number-columns-repeated="1637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52.286" table:style-name="ce1">
            <text:p>152,286</text:p>
          </table:table-cell>
          <table:table-cell office:value-type="float" office:value="62" table:style-name="ce1">
            <text:p>62</text:p>
          </table:table-cell>
          <table:table-cell office:value-type="float" office:value="1.82141" table:style-name="ce1">
            <text:p>1,82141</text:p>
          </table:table-cell>
          <table:table-cell office:value-type="float" office:value="76" table:style-name="ce1">
            <text:p>76</text:p>
          </table:table-cell>
          <table:table-cell office:value-type="float" office:value="1.3443499999999999" table:style-name="ce1">
            <text:p>1,34435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57.755499999999998" table:style-name="ce1">
            <text:p>57,7555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28.66" table:style-name="ce1">
            <text:p>128,66</text:p>
          </table:table-cell>
          <table:table-cell table:number-columns-repeated="1637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81.38300000000001" table:style-name="ce1">
            <text:p>181,383</text:p>
          </table:table-cell>
          <table:table-cell office:value-type="float" office:value="66" table:style-name="ce1">
            <text:p>66</text:p>
          </table:table-cell>
          <table:table-cell office:value-type="float" office:value="2.26986" table:style-name="ce1">
            <text:p>2,26986</text:p>
          </table:table-cell>
          <table:table-cell office:value-type="float" office:value="85" table:style-name="ce1">
            <text:p>85</text:p>
          </table:table-cell>
          <table:table-cell office:value-type="float" office:value="1.5028900000000001" table:style-name="ce1">
            <text:p>1,50289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86.200199999999995" table:style-name="ce1">
            <text:p>86,2002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149.76599999999999" table:style-name="ce1">
            <text:p>149,766</text:p>
          </table:table-cell>
          <table:table-cell table:number-columns-repeated="1637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23.49" table:style-name="ce1">
            <text:p>223,49</text:p>
          </table:table-cell>
          <table:table-cell office:value-type="float" office:value="59" table:style-name="ce1">
            <text:p>59</text:p>
          </table:table-cell>
          <table:table-cell office:value-type="float" office:value="3.1057700000000001" table:style-name="ce1">
            <text:p>3,10577</text:p>
          </table:table-cell>
          <table:table-cell office:value-type="float" office:value="69" table:style-name="ce1">
            <text:p>69</text:p>
          </table:table-cell>
          <table:table-cell office:value-type="float" office:value="0.88348099999999996" table:style-name="ce1">
            <text:p>0,883481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79.665000000000006" table:style-name="ce1">
            <text:p>79,665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152.23699999999999" table:style-name="ce1">
            <text:p>152,237</text:p>
          </table:table-cell>
          <table:table-cell table:number-columns-repeated="1637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24.673" table:style-name="ce1">
            <text:p>324,673</text:p>
          </table:table-cell>
          <table:table-cell office:value-type="float" office:value="64" table:style-name="ce1">
            <text:p>64</text:p>
          </table:table-cell>
          <table:table-cell office:value-type="float" office:value="3.15571" table:style-name="ce1">
            <text:p>3,15571</text:p>
          </table:table-cell>
          <table:table-cell office:value-type="float" office:value="74" table:style-name="ce1">
            <text:p>74</text:p>
          </table:table-cell>
          <table:table-cell office:value-type="float" office:value="2.27874" table:style-name="ce1">
            <text:p>2,27874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67.051500000000004" table:style-name="ce1">
            <text:p>67,0515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109.53700000000001" table:style-name="ce1">
            <text:p>109,537</text:p>
          </table:table-cell>
          <table:table-cell table:number-columns-repeated="1637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53.577" table:style-name="ce1">
            <text:p>153,577</text:p>
          </table:table-cell>
          <table:table-cell office:value-type="float" office:value="64" table:style-name="ce1">
            <text:p>64</text:p>
          </table:table-cell>
          <table:table-cell office:value-type="float" office:value="1.94262" table:style-name="ce1">
            <text:p>1,94262</text:p>
          </table:table-cell>
          <table:table-cell office:value-type="float" office:value="76" table:style-name="ce1">
            <text:p>76</text:p>
          </table:table-cell>
          <table:table-cell office:value-type="float" office:value="1.2877700000000001" table:style-name="ce1">
            <text:p>1,28777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68.874499999999998" table:style-name="ce1">
            <text:p>68,8745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107.81100000000001" table:style-name="ce1">
            <text:p>107,811</text:p>
          </table:table-cell>
          <table:table-cell table:number-columns-repeated="1637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76.36799999999999" table:style-name="ce1">
            <text:p>276,368</text:p>
          </table:table-cell>
          <table:table-cell office:value-type="float" office:value="67" table:style-name="ce1">
            <text:p>67</text:p>
          </table:table-cell>
          <table:table-cell office:value-type="float" office:value="3.3674309999999998" table:style-name="ce1">
            <text:p>3,367431</text:p>
          </table:table-cell>
          <table:table-cell office:value-type="float" office:value="70" table:style-name="ce1">
            <text:p>70</text:p>
          </table:table-cell>
          <table:table-cell office:value-type="float" office:value="1.5891" table:style-name="ce1">
            <text:p>1,5891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73.213800000000006" table:style-name="ce1">
            <text:p>73,2138</text:p>
          </table:table-cell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103.34699999999999" table:style-name="ce1">
            <text:p>103,347</text:p>
          </table:table-cell>
          <table:table-cell table:number-columns-repeated="1637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37.39500000000001" table:style-name="ce1">
            <text:p>237,395</text:p>
          </table:table-cell>
          <table:table-cell office:value-type="float" office:value="80" table:style-name="ce1">
            <text:p>80</text:p>
          </table:table-cell>
          <table:table-cell office:value-type="float" office:value="3.4265599999999998" table:style-name="ce1">
            <text:p>3,42656</text:p>
          </table:table-cell>
          <table:table-cell office:value-type="float" office:value="88" table:style-name="ce1">
            <text:p>88</text:p>
          </table:table-cell>
          <table:table-cell office:value-type="float" office:value="1.3468100000000001" table:style-name="ce1">
            <text:p>1,34681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78.949700000000007" table:style-name="ce1">
            <text:p>78,9497</text:p>
          </table:table-cell>
          <table:table-cell table:number-columns-repeated="2" table:style-name="ce1"/>
          <table:table-cell office:value-type="float" office:value="104" table:style-name="ce1">
            <text:p>104</text:p>
          </table:table-cell>
          <table:table-cell office:value-type="float" office:value="105.127" table:style-name="ce1">
            <text:p>105,127</text:p>
          </table:table-cell>
          <table:table-cell table:number-columns-repeated="16370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0</meta:generator>
    <meta:initial-creator>Olivier</meta:initial-creator>
    <dc:creator>Olivier</dc:creator>
    <meta:creation-date>2022-09-28T10:22:51Z</meta:creation-date>
    <dc:date>2022-09-28T10:22:51Z</dc:date>
    <meta:print-date>2022-09-28T10:22:02Z</meta:print-date>
  </office:meta>
</office:document-meta>
</file>